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Normal" style:font-family-generic="roman" style:font-pitch="variable" style:font-charset="x-symbol"/>
    <style:font-face style:name="Georgia" svg:font-family="Georgia, serif"/>
    <style:font-face style:name="Liberation Mono" svg:font-family="'Liberation Mono', Monaco, Consolas, 'Lucida Console', 'DejaVu Sans Mono', monospace"/>
    <style:font-face style:name="Mangal1" svg:font-family="Mangal"/>
    <style:font-face style:name="monospace" svg:font-family="monospace, monospace"/>
    <style:font-face style:name="Liberation Sans" svg:font-family="'Liberation Sans'" style:font-family-generic="swiss"/>
    <style:font-face style:name="Liberation Serif" svg:font-family="'Liberation Serif'" style:font-family-generic="roman"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adornments="Normal" style:font-family-generic="swiss"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10.199cm" style:rel-width="60%" fo:margin-left="0cm" fo:margin-top="0cm" fo:margin-bottom="0cm" table:align="left" style:shadow="none" style:writing-mode="lr-tb"/>
    </style:style>
    <style:style style:name="Tableau1.A" style:family="table-column">
      <style:table-column-properties style:column-width="4.96cm" style:rel-column-width="2812*"/>
    </style:style>
    <style:style style:name="Tableau1.B" style:family="table-column">
      <style:table-column-properties style:column-width="1.686cm" style:rel-column-width="956*"/>
    </style:style>
    <style:style style:name="Tableau1.C" style:family="table-column">
      <style:table-column-properties style:column-width="1.725cm" style:rel-column-width="978*"/>
    </style:style>
    <style:style style:name="Tableau1.D" style:family="table-column">
      <style:table-column-properties style:column-width="1.829cm" style:rel-column-width="1037*"/>
    </style:style>
    <style:style style:name="Tableau1.1" style:family="table-row">
      <style:table-row-properties fo:keep-together="auto"/>
    </style:style>
    <style:style style:name="Tableau1.A1" style:family="table-cell">
      <style:table-cell-properties style:vertical-align="middle" fo:background-color="#ffffff" fo:padding="0.199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ffffff" fo:padding="0.199cm" fo:border="0.05pt solid #000000">
        <style:background-image/>
      </style:table-cell-properties>
    </style:style>
    <style:style style:name="Tableau1.A2" style:family="table-cell">
      <style:table-cell-properties style:vertical-align="middle" fo:background-color="#ffffff" fo:padding="0.199cm" fo:border-left="0.05pt solid #000000" fo:border-right="none" fo:border-top="none" fo:border-bottom="0.05pt solid #000000">
        <style:background-image/>
      </style:table-cell-properties>
    </style:style>
    <style:style style:name="Tableau1.D2" style:family="table-cell">
      <style:table-cell-properties style:vertical-align="middle" fo:background-color="#ffffff" fo:padding="0.199cm" fo:border-left="0.05pt solid #000000" fo:border-right="0.05pt solid #000000" fo:border-top="none" fo:border-bottom="0.05pt solid #000000">
        <style:background-image/>
      </style:table-cell-properties>
    </style:style>
    <style:style style:name="P1" style:family="paragraph" style:parent-style-name="Table_20_Heading">
      <style:paragraph-properties fo:margin-top="0cm" fo:margin-bottom="0.499cm" loext:contextual-spacing="false" fo:text-align="center" style:justify-single-word="false" text:number-lines="false" text:line-number="0"/>
    </style:style>
    <style:style style:name="P2" style:family="paragraph" style:parent-style-name="Text_20_body">
      <style:paragraph-properties fo:margin-top="0cm" fo:margin-bottom="0.499cm" loext:contextual-spacing="false"/>
    </style:style>
    <style:style style:name="P3" style:family="paragraph" style:parent-style-name="Text_20_body" style:list-style-name="WWNum1">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4" style:family="paragraph" style:parent-style-name="Text_20_body" style:list-style-name="WWNum2">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5" style:family="paragraph" style:parent-style-name="Text_20_body" style:list-style-name="WWNum3">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6" style:family="paragraph" style:parent-style-name="Text_20_body" style:list-style-name="WWNum5">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7" style:family="paragraph" style:parent-style-name="Text_20_body" style:list-style-name="WWNum6">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8" style:family="paragraph" style:parent-style-name="Text_20_body" style:list-style-name="WWNum7">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9" style:family="paragraph" style:parent-style-name="Text_20_body" style:list-style-name="WWNum8">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0" style:family="paragraph" style:parent-style-name="Text_20_body" style:list-style-name="WWNum9">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1" style:family="paragraph" style:parent-style-name="Text_20_body" style:list-style-name="WWNum10">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2" style:family="paragraph" style:parent-style-name="Text_20_body" style:list-style-name="WWNum11">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13" style:family="paragraph" style:parent-style-name="Text_20_body" style:list-style-name="WWNum1">
      <style:paragraph-properties fo:margin-left="1.247cm" fo:margin-right="0cm" fo:text-indent="-0.499cm" style:auto-text-indent="false">
        <style:tab-stops>
          <style:tab-stop style:position="0cm"/>
        </style:tab-stops>
      </style:paragraph-properties>
    </style:style>
    <style:style style:name="P14" style:family="paragraph" style:parent-style-name="Text_20_body" style:list-style-name="WWNum2">
      <style:paragraph-properties fo:margin-left="1.247cm" fo:margin-right="0cm" fo:text-indent="-0.499cm" style:auto-text-indent="false">
        <style:tab-stops>
          <style:tab-stop style:position="0cm"/>
        </style:tab-stops>
      </style:paragraph-properties>
    </style:style>
    <style:style style:name="P15" style:family="paragraph" style:parent-style-name="Text_20_body" style:list-style-name="WWNum3">
      <style:paragraph-properties fo:margin-left="1.247cm" fo:margin-right="0cm" fo:text-indent="-0.499cm" style:auto-text-indent="false">
        <style:tab-stops>
          <style:tab-stop style:position="0cm"/>
        </style:tab-stops>
      </style:paragraph-properties>
    </style:style>
    <style:style style:name="P16" style:family="paragraph" style:parent-style-name="Text_20_body" style:list-style-name="WWNum4">
      <style:paragraph-properties fo:margin-left="1.247cm" fo:margin-right="0cm" fo:text-indent="-0.499cm" style:auto-text-indent="false">
        <style:tab-stops>
          <style:tab-stop style:position="0cm"/>
        </style:tab-stops>
      </style:paragraph-properties>
    </style:style>
    <style:style style:name="P17" style:family="paragraph" style:parent-style-name="Text_20_body" style:list-style-name="WWNum5">
      <style:paragraph-properties fo:margin-left="1.247cm" fo:margin-right="0cm" fo:text-indent="-0.499cm" style:auto-text-indent="false">
        <style:tab-stops>
          <style:tab-stop style:position="0cm"/>
        </style:tab-stops>
      </style:paragraph-properties>
    </style:style>
    <style:style style:name="P18" style:family="paragraph" style:parent-style-name="Text_20_body" style:list-style-name="WWNum6">
      <style:paragraph-properties fo:margin-left="1.247cm" fo:margin-right="0cm" fo:text-indent="-0.499cm" style:auto-text-indent="false">
        <style:tab-stops>
          <style:tab-stop style:position="0cm"/>
        </style:tab-stops>
      </style:paragraph-properties>
    </style:style>
    <style:style style:name="P19" style:family="paragraph" style:parent-style-name="Text_20_body" style:list-style-name="WWNum7">
      <style:paragraph-properties fo:margin-left="1.247cm" fo:margin-right="0cm" fo:text-indent="-0.499cm" style:auto-text-indent="false">
        <style:tab-stops>
          <style:tab-stop style:position="0cm"/>
        </style:tab-stops>
      </style:paragraph-properties>
    </style:style>
    <style:style style:name="P20" style:family="paragraph" style:parent-style-name="Text_20_body" style:list-style-name="WWNum8">
      <style:paragraph-properties fo:margin-left="1.247cm" fo:margin-right="0cm" fo:text-indent="-0.499cm" style:auto-text-indent="false">
        <style:tab-stops>
          <style:tab-stop style:position="0cm"/>
        </style:tab-stops>
      </style:paragraph-properties>
    </style:style>
    <style:style style:name="P21" style:family="paragraph" style:parent-style-name="Text_20_body" style:list-style-name="WWNum9">
      <style:paragraph-properties fo:margin-left="1.247cm" fo:margin-right="0cm" fo:text-indent="-0.499cm" style:auto-text-indent="false">
        <style:tab-stops>
          <style:tab-stop style:position="0cm"/>
        </style:tab-stops>
      </style:paragraph-properties>
    </style:style>
    <style:style style:name="P22" style:family="paragraph" style:parent-style-name="Text_20_body" style:list-style-name="WWNum10">
      <style:paragraph-properties fo:margin-left="1.247cm" fo:margin-right="0cm" fo:text-indent="-0.499cm" style:auto-text-indent="false">
        <style:tab-stops>
          <style:tab-stop style:position="0cm"/>
        </style:tab-stops>
      </style:paragraph-properties>
    </style:style>
    <style:style style:name="P23" style:family="paragraph" style:parent-style-name="Text_20_body" style:list-style-name="WWNum11">
      <style:paragraph-properties fo:margin-left="1.247cm" fo:margin-right="0cm" fo:text-indent="-0.499cm" style:auto-text-indent="false">
        <style:tab-stops>
          <style:tab-stop style:position="0cm"/>
        </style:tab-stops>
      </style:paragraph-properties>
    </style:style>
    <style:style style:name="P24" style:family="paragraph" style:parent-style-name="Standard" style:master-page-name="Standard">
      <style:paragraph-properties style:page-number="auto"/>
    </style:style>
    <style:style style:name="P25" style:family="paragraph" style:parent-style-name="Table_20_Contents">
      <style:paragraph-properties fo:margin-top="0cm" fo:margin-bottom="0.499cm" loext:contextual-spacing="false"/>
      <style:text-properties fo:font-size="2pt" style:font-size-asian="2pt" style:font-size-complex="2pt"/>
    </style:style>
    <style:style style:name="P26" style:family="paragraph" style:parent-style-name="Table_20_Contents">
      <style:paragraph-properties fo:margin-top="0cm" fo:margin-bottom="0.499cm" loext:contextual-spacing="false" fo:text-align="end" style:justify-single-word="false"/>
    </style:style>
    <style:style style:name="P27" style:family="paragraph" style:parent-style-name="Footer">
      <style:text-properties officeooo:rsid="001fa440" officeooo:paragraph-rsid="001fa440"/>
    </style:style>
    <style:style style:name="T1" style:family="text">
      <style:text-properties style:text-position="42% 100%" fo:font-size="9.5pt" style:font-size-asian="9.5pt"/>
    </style:style>
    <style:style style:name="T2" style:family="text">
      <style:text-properties style:text-position="45% 100%" fo:font-size="5.5pt" style:font-size-asian="5.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ffice:annotation><dc:date>2017-09-13T17:11:34</dc:date><text:p/><text:p/></office:annotation></text:p>
      <text:section text:style-name="Sect1" text:name="TextSection">
        <text:h text:style-name="Heading_20_2" text:outline-level="2"><text:bookmark text:name="Porter à Connaissance"/><office:annotation><dc:date>2017-09-13T17:11:34</dc:date><text:p/><text:p/></office:annotation><office:annotation><dc:date>2017-09-13T17:11:34</dc:date><text:p/><text:p/></office:annotation><office:annotation><dc:date>2017-09-13T17:11:34</dc:date><text:p/><text:p/></office:annotation><office:annotation><dc:date>2017-09-13T17:11:34</dc:date><text:p/><text:p/></office:annotation><office:annotation><dc:date>2017-09-13T17:11:34</dc:date><text:p/><text:p/></office:annotation><office:annotation><dc:date>2017-09-13T17:11:34</dc:date><text:p/><text:p/></office:annotation><office:annotation><dc:date>2017-09-13T17:11:34</dc:date><text:p/><text:p/></office:annotation><text:a xlink:type="simple" xlink:href="#Porter %C3%A0 Connaissance" text:style-name="Internet_20_link" text:visited-style-name="Visited_20_Internet_20_Link"><text:span text:style-name="Internet_20_link">Porter à Connaissance </text:span></text:a></text:h>
        <text:p text:style-name="Text_20_body">13 septembre 2017 à 9h40 </text:p>
        <text:h text:style-name="Heading_20_5" text:outline-level="5">les variables sont modifiables dans <text:a xlink:type="simple" xlink:href="#Variables" text:style-name="Internet_20_link" text:visited-style-name="Visited_20_Internet_20_Link"><text:span text:style-name="Internet_20_link">Variables</text:span></text:a> ou dans l'onglet à droite.</text:h>
        <text:p text:style-name="Titre_20_1.titre">Bidule<text:line-break/>PLU <text:line-break/>Eléments de porter à connaissance</text:p>
        <text:h text:style-name="Heading_20_5" text:outline-level="5"><text:a xlink:type="simple" xlink:href="#Projet de territoire" text:style-name="Internet_20_link" text:visited-style-name="Visited_20_Internet_20_Link"><text:span text:style-name="Internet_20_link">Projet de territoire</text:span></text:a></text:h>
        <text:p text:style-name="Heading_20_1">Projet de territoire</text:p>
        <text:h text:style-name="Titre_20_5.todo" text:outline-level="5">Aménagement numérique ?</text:h>
        <text:h text:style-name="Heading_20_5" text:outline-level="5"><text:a xlink:type="simple" xlink:href="#DTA" text:style-name="Internet_20_link" text:visited-style-name="Visited_20_Internet_20_Link"><text:span text:style-name="Internet_20_link">DTA</text:span></text:a></text:h>
        <text:h text:style-name="Heading_20_5" text:outline-level="5">le territoire est concerné par une DTA? DTA de Truc (<text:span text:style-name="Emphasis">non</text:span> / <text:span text:style-name="Emphasis">DTA de ...</text:span> <text:a xlink:type="simple" xlink:href="#Variables" text:style-name="Internet_20_link" text:visited-style-name="Visited_20_Internet_20_Link"><text:span text:style-name="Internet_20_link">changer</text:span></text:a>)</text:h>
        <text:h text:style-name="Heading_20_2" text:outline-level="2">DTA de Truc</text:h>
        <text:p text:style-name="Text_20_body">Les DTA approuvées avant le 13 juillet 2010, instaurées par la Loi n° 95-115 du 4 février 1995 d'orientation pour l'aménagement et le développement du territoire, ont pour objet de :</text:p>
        <text:list xml:id="list5301992728254986889" text:style-name="WWNum1">
          <text:list-item>
            <text:p text:style-name="P3">définir les orientations fondamentales de l’État en matière d’aménagement et d’équilibre entre les perspectives de développement, de protection et de mise en valeur des territoires;</text:p>
          </text:list-item>
          <text:list-item>
            <text:p text:style-name="P3">fixer les principaux objectifs de l’État en matière de localisation des grandes infrastructures de transport et des grands équipements ainsi qu’en matière de préservation des espaces naturels, des sites et des paysages;</text:p>
          </text:list-item>
          <text:list-item>
            <text:p text:style-name="P13">préciser, si besoin, les modalités d’application de la loi littoral, adaptées aux particularités géographiques locales.</text:p>
          </text:list-item>
        </text:list>
        <text:h text:style-name="Heading_20_5" text:outline-level="5"><text:a xlink:type="simple" xlink:href="#La DTA de l%E2%80%99Estuaire de la Seine" text:style-name="Internet_20_link" text:visited-style-name="Visited_20_Internet_20_Link"><text:span text:style-name="Internet_20_link">La DTA de l’Estuaire de la Seine</text:span></text:a></text:h>
        <text:p text:style-name="Text_20_body">Ainsi, la DTA de l’Estuaire de la Seine, approuvée par décret le 10 juillet 2006 et publiée le 12 juillet 2006, fixe 3 objectifs principaux :</text:p>
        <text:list xml:id="list6961576702533788199" text:style-name="WWNum2">
          <text:list-item>
            <text:p text:style-name="P4">renforcer l’ensemble portuaire dans le respect du patrimoine écologique des estuaires ;</text:p>
          </text:list-item>
          <text:list-item>
            <text:p text:style-name="P4">préserver et mettre en valeur le patrimoine naturel et les paysages, prendre en compte les risques ;</text:p>
          </text:list-item>
          <text:list-item>
            <text:p text:style-name="P14">renforcer les dynamiques de développement des différentes parties du territoire.</text:p>
          </text:list-item>
        </text:list>
        <text:p text:style-name="Text_20_body">Ces grands objectifs se traduisent réglementairement dans les quatre orientations retenues, relatives :</text:p>
        <text:list xml:id="list2177447783869760520" text:style-name="WWNum3">
          <text:list-item>
            <text:p text:style-name="P5">aux espaces stratégiques,</text:p>
          </text:list-item>
          <text:list-item>
            <text:p text:style-name="P5">à l’armature urbaine et à l’aménagement,</text:p>
          </text:list-item>
          <text:list-item>
            <text:p text:style-name="P5">aux espaces naturels et paysagers,</text:p>
          </text:list-item>
          <text:list-item>
            <text:p text:style-name="P15">au littoral et aux modalités d’application de la loi littoral.</text:p>
          </text:list-item>
        </text:list>
        <text:p text:style-name="Text_20_body">Le dossier de la DTA estuaire de la Seine est téléchargeable sur le site internet de la DREAL Normandie à l’adresse : <text:a xlink:type="simple" xlink:href="http://www.normandie.developpement-durable.gouv.fr/la-directive-territoriale-d-amenagement-dta-de-l-r338.html" text:style-name="Internet_20_link" text:visited-style-name="Visited_20_Internet_20_Link"><text:span text:style-name="Internet_20_link">http://www.normandie.developpement-durable.gouv.fr/la-directive-territoriale-d-amenagement-dta-de-l-r338.html</text:span></text:a></text:p>
        <text:h text:style-name="Titre_20_5.todo" text:outline-level="5">Questions :<text:line-break/>- faut-il prévoir d’autres paragraphes type pour d’autres enjeux particulier (Le Havre, Ouistreham…) ? À discuter</text:h>
        <text:h text:style-name="Heading_20_5" text:outline-level="5"><text:a xlink:type="simple" xlink:href="#DTA si le territoire fait partie d'un SCoT approuv%C3%A9" text:style-name="Internet_20_link" text:visited-style-name="Visited_20_Internet_20_Link"><text:span text:style-name="Internet_20_link">DTA si le territoire fait partie d'un SCoT approuvé</text:span></text:a></text:h>
        <text:h text:style-name="Heading_20_5" text:outline-level="5">le territoire fait partie d'un SCoT approuvé ? (SCoT de Machin-Chouette (<text:span text:style-name="Emphasis">non</text:span> / <text:span text:style-name="Emphasis">SCoT de ...</text:span> <text:a xlink:type="simple" xlink:href="#Variables" text:style-name="Internet_20_link" text:visited-style-name="Visited_20_Internet_20_Link"><text:span text:style-name="Internet_20_link">changer</text:span></text:a>)</text:h>
        <text:p text:style-name="Text_20_body">La DTA de Truc approuvée par décret le 10 juillet 2006 et publiée le 12 juillet 2006 fait partie des directives territoriales définies à l’article L. 172-1 du code de l’urbanisme.</text:p>
        <text:p text:style-name="Text_20_body">À ce titre, le SCoT de Machin-Chouette, auquel appartient Bidule, est compatible avec elle et les dispositions correspondantes doivent donc être reprises dans le document d’urbanisme. </text:p>
        <text:h text:style-name="Heading_20_5" text:outline-level="5"><text:a xlink:type="simple" xlink:href="#Site logistique strat%C3%A9gique" text:style-name="Internet_20_link" text:visited-style-name="Visited_20_Internet_20_Link"><text:span text:style-name="Internet_20_link">Site logistique stratégique</text:span></text:a></text:h>
        <text:h text:style-name="Heading_20_5" text:outline-level="5">le territoire doit accueillir une zone logistique ? oui (<text:span text:style-name="Emphasis">oui</text:span> / <text:span text:style-name="Emphasis">non</text:span> - <text:a xlink:type="simple" xlink:href="#Variables" text:style-name="Internet_20_link" text:visited-style-name="Visited_20_Internet_20_Link"><text:span text:style-name="Internet_20_link">changer</text:span></text:a>)</text:h>
        <text:h text:style-name="Heading_20_3" text:outline-level="3">Espace stratégique pour l’activité logistique</text:h>
        <text:p text:style-name="Text_20_body">Afin de permettre le développement de la logistique terrestre interrégionale ou internationale, la DTA a identifié dans ses orientations plusieurs sites susceptibles d’accueillir des activités logistiques à valeur ajoutée. Ces sites doivent permettre de transférer localement une partie de la richesse du fret transitant par les grands ports normands et répondent à des exigences plutôt rares de desserte multimodale.</text:p>
        <text:p text:style-name="Text_20_body">Un de ces sites ayant été identifié sur le territoire du PLU, la DTA impose de préserver <text:soft-page-break/>l’emprise correspondante de toute vocation qui pourrait s’avérer incompatible avec sa vocation future qui est d’accueillir de façon très majoritaire soit des activités logistiques soit des activités manufacturières de grande taille. </text:p>
        <text:h text:style-name="Heading_20_5" text:outline-level="5"><text:a xlink:type="simple" xlink:href="#Ambition et organisation du d%C3%A9veloppement" text:style-name="Internet_20_link" text:visited-style-name="Visited_20_Internet_20_Link"><text:span text:style-name="Internet_20_link">Ambition et organisation du développement</text:span></text:a></text:h>
        <text:h text:style-name="Heading_20_2" text:outline-level="2">Ambition et organisation du développement territorial</text:h>
        <text:p text:style-name="Text_20_body">Le projet d’aménagement et de développement durables doit exposer le projet d’urbanisme et arrêter les orientations générales concernant un vaste ensemble de sujets<text:span text:style-name="T1">1-2</text:span> qui traduisent l’ambition territoriale en matière de développement. Cette ambition doit tenir compte tout à la fois des volontés et du contexte local, mais aussi de ceux des territoires environnants ainsi que des ressources et des capacités à ces différentes échelles. Elle doit aussi tenir compte des impacts potentiels qu’elle pourrait avoir.</text:p>
        <text:h text:style-name="Heading_20_6" text:outline-level="6">[1-2] L’article L 151-5 du Code de l’Urbanisme rappelle les objectifs du PADD</text:h>
        <text:h text:style-name="Heading_20_5" text:outline-level="5">le territoire fait partie d'un SCoT? <text:span text:style-name="Strong_20_Emphasis">SCoT de Machin-Chouette</text:span> (<text:a xlink:type="simple" xlink:href="#Variables" text:style-name="Internet_20_link" text:visited-style-name="Visited_20_Internet_20_Link"><text:span text:style-name="Internet_20_link">changer</text:span></text:a>)</text:h>
        <text:h text:style-name="Heading_20_5" text:outline-level="5">le territoire est intercommunal? <text:span text:style-name="Strong_20_Emphasis">oui</text:span> (<text:a xlink:type="simple" xlink:href="#Variables" text:style-name="Internet_20_link" text:visited-style-name="Visited_20_Internet_20_Link"><text:span text:style-name="Internet_20_link">changer</text:span></text:a>)</text:h>
        <text:p text:style-name="Text_20_body">Le SCoT de Machin-Chouette dont fait partie le territoire a procédé à une première analyse des possibilités de développement pour l’ensemble du territoire et acté des ambitions de développement à cette échelle.</text:p>
        <text:p text:style-name="Text_20_body">Il revient au PLUi d’intégrer les éléments du SCoT en matière de polarisation et d’ambition du développement et de les décliner dans son PADD, ses OAP et son règlement.</text:p>
        <text:p text:style-name="Text_20_body">Pour compléter les éléments issus du SCoT, de nombreuses ressources sont également accessibles concernant la spatialisation des ambitions de développement. </text:p>
        <text:p text:style-name="Text_20_body">Les nombreux zonages que l’Insee met régulièrement à jour, permettent d’avoir une bonne vision des dépendances territoriales, de l’organisation des services et des déplacements domiciles travail.</text:p>
        <text:p text:style-name="Text_20_body">Les zonages des bassins de vie, les zonages en aires urbaines et en zones d’emplois peuvent être retrouvés sur le site internet de l’Insee : <text:a xlink:type="simple" xlink:href="http://www.insee.fr/fr/methodes/nomenclatures/zonages/default.asp" text:style-name="Internet_20_link" text:visited-style-name="Visited_20_Internet_20_Link"><text:span text:style-name="Internet_20_link">http://www.insee.fr/fr/methodes/nomenclatures/zonages/default.asp</text:span></text:a></text:p>
        <text:p text:style-name="Text_20_body">En matière de typologie communale pouvant concourir à la définition d’une organisation spatiale adaptée, d'autres réflexions peuvent également être examinées avec des éclairages complémentaires, comme la typologie des campagnes françaises mise au point par la DATAR<text:span text:style-name="T1">1-2</text:span></text:p>
        <text:h text:style-name="Heading_20_6" text:outline-level="6"><text:span text:style-name="T2">[1-2]</text:span> La typologie des campagnes peut être retrouvée sur l’observatoire des territoires : <text:a xlink:type="simple" xlink:href="http://www.observatoire-des-territoires.gouv.fr/observatoire-des-territoires/fr/typologie-des-campagnes-fran-aises-et-des-espaces-enjeux-sp-cifiques-littoral-et-montagne" text:style-name="Internet_20_link" text:visited-style-name="Visited_20_Internet_20_Link"><text:span text:style-name="Internet_20_link">http://www.observatoire-des-territoires.gouv.fr/observatoire-des-territoires/fr/typologie-des-campagnes-fran-aises-et-des-espaces-enjeux-sp-cifiques-littoral-et-montagne</text:span></text:a></text:h>
        <text:h text:style-name="Heading_20_5" text:outline-level="5"><text:a xlink:type="simple" xlink:href="#Ressources sur l'ambition de d%C3%A9veloppement" text:style-name="Internet_20_link" text:visited-style-name="Visited_20_Internet_20_Link"><text:span text:style-name="Internet_20_link">Ressources sur l'ambition de développement</text:span></text:a></text:h>
        <text:h text:style-name="Heading_20_5" text:outline-level="5">études de niveau régional</text:h>
        <text:list xml:id="list1513734181668982217" text:style-name="WWNum4">
          <text:list-item>
            <text:p text:style-name="P16">La typologie des communes normandes en matière de logement est disponible sur le site internet de la DREAL Normandie : <text:a xlink:type="simple" xlink:href="http://www.normandie.developpement-durable.gouv.fr/habitat-deux-typologies-des-territoires-normands-a178.html" text:style-name="Internet_20_link" text:visited-style-name="Visited_20_Internet_20_Link"><text:span text:style-name="Internet_20_link">http://www.normandie.developpement-durable.gouv.fr/habitat-deux-typologies-des-territoires-normands-a178.html</text:span></text:a></text:p>
          </text:list-item>
        </text:list>
        <text:h text:style-name="Heading_20_5" text:outline-level="5">études par département (<text:span text:style-name="Strong_20_Emphasis">76</text:span> - <text:a xlink:type="simple" xlink:href="#Variables" text:style-name="Internet_20_link" text:visited-style-name="Visited_20_Internet_20_Link"><text:span text:style-name="Internet_20_link">changer</text:span></text:a>)</text:h>
        <text:h text:style-name="Heading_20_5" text:outline-level="5">- HN (27,76) : <text:a xlink:type="simple" xlink:href="#Etudes polarisation HN" text:style-name="Internet_20_link" text:visited-style-name="Visited_20_Internet_20_Link"><text:span text:style-name="Internet_20_link">Etudes polarisation HN</text:span></text:a></text:h>
        <text:list xml:id="list7763568182521833120" text:style-name="WWNum5">
          <text:list-item>
            <text:p text:style-name="P6">En partenariat avec la région, l’AREHN et l’Insee, la DREAL a produit en 2013 une série de fiches territoriales rassemblant des indicateurs territoriaux de développement durable, à l’échelle des SCoT et Pays, qui peuvent permettre de mieux connaître le contexte du territoire.<text:line-break/>Les indicateurs territoriaux du développement durable sont accessibles via le site internet de la DREAL : <text:a xlink:type="simple" xlink:href="http://www.normandie.developpement-durable.gouv.fr/developpement-durable-quels-indicateurs-pour-les-a425.html" text:style-name="Internet_20_link" text:visited-style-name="Visited_20_Internet_20_Link"><text:span text:style-name="Internet_20_link">http://www.normandie.developpement-durable.gouv.fr/developpement-durable-quels-indicateurs-pour-les-a425.html</text:span></text:a></text:p>
          </text:list-item>
          <text:list-item>
            <text:p text:style-name="P17">La DREAL a produit en 2013 une analyse prospective sur les besoins territorialisés en matière de logements. S’appuyant sur la typologie déjà évoquée elle analyse la demande à venir au regard de scénarios différenciés et décompose les besoins <text:soft-page-break/>suivant les types de ménages concernés.<text:line-break/>L’étude « demande potentielle en logement à l’horizon 2020 » est disponible sur le site internet de la DREAL Normandie : <text:a xlink:type="simple" xlink:href="http://www.normandie.developpement-durable.gouv.fr/quelle-demande-potentielle-en-logement-a-horizon-a851.html" text:style-name="Internet_20_link" text:visited-style-name="Visited_20_Internet_20_Link"><text:span text:style-name="Internet_20_link">http://www.normandie.developpement-durable.gouv.fr/quelle-demande-potentielle-en-logement-a-horizon-a851.html</text:span></text:a></text:p>
          </text:list-item>
        </text:list>
        <text:h text:style-name="Heading_20_5" text:outline-level="5"><text:a xlink:type="simple" xlink:href="#D%C3%A9clinaison du PLH" text:style-name="Internet_20_link" text:visited-style-name="Visited_20_Internet_20_Link"><text:span text:style-name="Internet_20_link">Déclinaison du PLH</text:span></text:a></text:h>
        <text:h text:style-name="Heading_20_5" text:outline-level="5">le territoire est concerné par un PLH? (<text:span text:style-name="Strong_20_Emphasis">PLH de machin</text:span> - <text:a xlink:type="simple" xlink:href="#Variables" text:style-name="Internet_20_link" text:visited-style-name="Visited_20_Internet_20_Link"><text:span text:style-name="Internet_20_link">changer</text:span></text:a>)</text:h>
        <text:h text:style-name="Heading_20_2" text:outline-level="2"><text:a xlink:type="simple" xlink:href="#D%C3%A9clinaison du PLH" text:style-name="Internet_20_link" text:visited-style-name="Visited_20_Internet_20_Link"><text:span text:style-name="Internet_20_link">Déclinaison du PLH</text:span></text:a></text:h>
        <text:p text:style-name="Text_20_body">Le territoire fait partie du PLH de machin. A ce titre, le document d'urbanisme doit être compatible avec ce document<text:span text:style-name="T1">1-3</text:span> et permettre sa mise en œuvre dans de bonnes conditions. Il intégrera donc les objectifs en matière de production et de diversité de logements.</text:p>
        <text:h text:style-name="Heading_20_6" text:outline-level="6">[1-3] Article L 131.4 4° du Code de l’Urbanisme</text:h>
        <text:h text:style-name="Heading_20_5" text:outline-level="5"><text:a xlink:type="simple" xlink:href="#Consommation d%E2%80%99espace et densit%C3%A9" text:style-name="Internet_20_link" text:visited-style-name="Visited_20_Internet_20_Link"><text:span text:style-name="Internet_20_link">Consommation d’espace et densité</text:span></text:a></text:h>
        <text:h text:style-name="Heading_20_2" text:outline-level="2">Consommation d’espace et densité</text:h>
        <text:p text:style-name="Text_20_body">La connaissance, l’analyse, la définition d’une stratégie de maîtrise et de diminution de la consommation d’espace ainsi que sa déclinaison dans l’ensemble des pièces du PLUi sont des éléments fondamentaux attendus pour le projet de territoire<text:span text:style-name="T1">1-4</text:span>.</text:p>
        <text:p text:style-name="Text_20_body">Au-delà des aspects évidents concernant le développement durable du territoire par la préservation de ses ressources naturelles et agricoles, cet exercice d’économie d’usage du sol est également bénéfique au projet de territoire par de multiples aspects :</text:p>
        <text:list xml:id="list6902420035589782864" text:style-name="WWNum6">
          <text:list-item>
            <text:p text:style-name="P7">en incitant au développement en renouvellement, en densification ou à défaut en extension mesurée dans la continuité du bâti existant, il participe au renouveau des bourgs existants, conforte la population et donc l’usage des commerces et services qui se voient pérennisés,</text:p>
          </text:list-item>
          <text:list-item>
            <text:p text:style-name="P7">en favorisant les aménagements denses, il favorise aussi l’usage des modes alternatifs à l’automobile. Piétons et cycles garantissent un usage apaisé de la voirie et des centres-bourgs plus conviviaux,</text:p>
          </text:list-item>
          <text:list-item>
            <text:p text:style-name="P7">en obligeant à une réflexion sur les formes urbaines, il permet la production de logements et de locaux variés qui permettent un plus grand éventail d’usages et des parcours résidentiels plus complets qui sont bénéfiques au maintien des populations sur le territoire,</text:p>
          </text:list-item>
          <text:list-item>
            <text:p text:style-name="P18">Certaines zones inondables incluses dans des secteurs à aménager peuvent être valorisées, en les déclinant en espaces de détente ou d’agriculture (verger, maraîchage, jardins partagés), et en y intégrant une dimension de gestion des eaux pluviales.</text:p>
          </text:list-item>
        </text:list>
        <text:h text:style-name="Heading_20_6" text:outline-level="6">[1-4] articles L 151-1 et suivants du code de l’urbanisme</text:h>
        <text:p text:style-name="Text_20_body">Afin d’aider à cet exercice de qualification de la consommation d’espace et de définition des stratégies de gestion économes, l’État et ses partenaires mettent au point et tiennent à jour des outils multiples.</text:p>
        <text:p text:style-name="Text_20_body">Travaux du CERTU : <text:a xlink:type="simple" xlink:href="http://www.certu-catalogue.fr/la-consommation-d-espaces-par-l-urbanisation.html" text:style-name="Internet_20_link" text:visited-style-name="Visited_20_Internet_20_Link"><text:span text:style-name="Internet_20_link">http://www.certu-catalogue.fr/la-consommation-d-espaces-par-l-urbanisation.html</text:span></text:a></text:p>
        <text:h text:style-name="Heading_20_5" text:outline-level="5"><text:a xlink:type="simple" xlink:href="#Etudes consommation d'espace" text:style-name="Internet_20_link" text:visited-style-name="Visited_20_Internet_20_Link"><text:span text:style-name="Internet_20_link">Etudes consommation d'espace</text:span></text:a></text:h>
        <text:p text:style-name="Text_20_body">En fonction des réflexions conduites au niveau national, et en les faisant évoluer au cours du temps si nécessaire, la DREAL Normandie tient à jour une série d’indicateurs concernant la consommation d’espace.</text:p>
        <text:p text:style-name="Quotations">Indicateurs de consommation d’espace pour la Normandie : <text:a xlink:type="simple" xlink:href="http://know-rmandie.github.io/I/CE/" text:style-name="Internet_20_link" text:visited-style-name="Visited_20_Internet_20_Link"><text:span text:style-name="Internet_20_link">http://know-rmandie.github.io/I/CE/</text:span></text:a> sur la base notamment des</text:p>
        <text:h text:style-name="Heading_20_5" text:outline-level="5">études disponibles en fonction du département (76 - <text:a xlink:type="simple" xlink:href="#Variables" text:style-name="Internet_20_link" text:visited-style-name="Visited_20_Internet_20_Link"><text:span text:style-name="Internet_20_link">changer</text:span></text:a>)<text:line-break/>* HN (27,76) : <text:a xlink:type="simple" xlink:href="#Etudes Consommation d'espace HN" text:style-name="Internet_20_link" text:visited-style-name="Visited_20_Internet_20_Link"><text:span text:style-name="Internet_20_link">Etudes Consommation d'espace HN</text:span></text:a></text:h>
        <text:p text:style-name="Text_20_body">En partenariat avec la Région et l’Europe notamment, la DREAL a piloté la création du <text:soft-page-break/>Mode d’occupation des Sols sur la base des photographies aériennes de 2009. Cette base de données découpe finement l’espace en « îlots » décrivant l’occupation des sols selon une nomenclature « hiérarchique » à plusieurs niveaux.</text:p>
        <text:p text:style-name="Text_20_body">Le MOS est à retrouver sur le site internet maintenu par la Région : <text:a xlink:type="simple" xlink:href="http://mos.hautenormandie.fr/" text:style-name="Internet_20_link" text:visited-style-name="Visited_20_Internet_20_Link"><text:span text:style-name="Internet_20_link">http://mos.hautenormandie.fr/</text:span></text:a> </text:p>
        <text:h text:style-name="Heading_20_5" text:outline-level="5"><text:a xlink:type="simple" xlink:href="#Etudes Consommation d'espace HN" text:style-name="Internet_20_link" text:visited-style-name="Visited_20_Internet_20_Link"><text:span text:style-name="Internet_20_link">Etudes Consommation d'espace HN</text:span></text:a></text:h>
        <text:p text:style-name="Text_20_body">En partenariat avec la Région et l’Europe notamment, la DREAL a piloté la création du Mode d’occupation des Sols sur la base des photographies aériennes de 2009. Cette base de données découpe finement l’espace en « îlots » décrivant l’occupation des sols selon une nomenclature « hiérarchique » à plusieurs niveaux.</text:p>
        <text:p text:style-name="Text_20_body">Le MOS est à retrouver sur le site internet maintenu par la Région : <text:a xlink:type="simple" xlink:href="http://mos.hautenormandie.fr/" text:style-name="Internet_20_link" text:visited-style-name="Visited_20_Internet_20_Link"><text:span text:style-name="Internet_20_link">http://mos.hautenormandie.fr/</text:span></text:a> </text:p>
        <text:p text:style-name="Text_20_body">En fonction des réflexions conduites au niveau national, notamment les travaux du CEREMA, et en les faisant évoluer au cours du temps si nécessaire, la DREAL Normandie tient à jour une série d’indicateurs concernant la consommation d’espace.</text:p>
        <text:p text:style-name="Text_20_body">Indicateurs de consommation d’espace pour la Normandie : <text:a xlink:type="simple" xlink:href="http://know-rmandie.github.io/I/CE/" text:style-name="Internet_20_link" text:visited-style-name="Visited_20_Internet_20_Link"><text:span text:style-name="Internet_20_link">http://know-rmandie.github.io/I/CE/</text:span></text:a> sur la base notamment des</text:p>
        <text:h text:style-name="Heading_20_5" text:outline-level="5">études disponibles en fonction du département (76 - <text:a xlink:type="simple" xlink:href="#Variables" text:style-name="Internet_20_link" text:visited-style-name="Visited_20_Internet_20_Link"><text:span text:style-name="Internet_20_link">changer</text:span></text:a>)<text:line-break/>* HN (27,76) : <text:a xlink:type="simple" xlink:href="#Etudes Consommation d'espace HN" text:style-name="Internet_20_link" text:visited-style-name="Visited_20_Internet_20_Link"><text:span text:style-name="Internet_20_link">Etudes Consommation d'espace HN</text:span></text:a></text:h>
        <text:p text:style-name="Text_20_body">En partenariat avec la Région et l’Europe notamment, la DREAL a piloté la création du Mode d’occupation des Sols sur la base des photographies aériennes de 2009. Cette base de données découpe finement l’espace en « îlots » décrivant l’occupation des sols selon une nomenclature « hiérarchique » à plusieurs niveaux.</text:p>
        <text:p text:style-name="Text_20_body">Le MOS est à retrouver sur le site internet maintenu par la Région : <text:a xlink:type="simple" xlink:href="http://mos.hautenormandie.fr/" text:style-name="Internet_20_link" text:visited-style-name="Visited_20_Internet_20_Link"><text:span text:style-name="Internet_20_link">http://mos.hautenormandie.fr/</text:span></text:a> </text:p>
        <text:h text:style-name="Heading_20_5" text:outline-level="5"><text:a xlink:type="simple" xlink:href="#Etudes consommation d'espace" text:style-name="Internet_20_link" text:visited-style-name="Visited_20_Internet_20_Link"><text:span text:style-name="Internet_20_link">Etudes consommation d'espace</text:span></text:a></text:h>
        <text:p text:style-name="Text_20_body">En fonction des réflexions conduites au niveau national, et en les faisant évoluer au cours du temps si nécessaire, la DREAL Normandie tient à jour une série d’indicateurs concernant la consommation d’espace.</text:p>
        <text:p text:style-name="Quotations">Indicateurs de consommation d’espace pour la Normandie : <text:a xlink:type="simple" xlink:href="http://know-rmandie.github.io/I/CE/" text:style-name="Internet_20_link" text:visited-style-name="Visited_20_Internet_20_Link"><text:span text:style-name="Internet_20_link">http://know-rmandie.github.io/I/CE/</text:span></text:a> sur la base notamment des</text:p>
        <text:h text:style-name="Heading_20_5" text:outline-level="5">études disponibles en fonction du département (76 - <text:a xlink:type="simple" xlink:href="#Variables" text:style-name="Internet_20_link" text:visited-style-name="Visited_20_Internet_20_Link"><text:span text:style-name="Internet_20_link">changer</text:span></text:a>)<text:line-break/>* HN (27,76) : <text:a xlink:type="simple" xlink:href="#Etudes Consommation d'espace HN" text:style-name="Internet_20_link" text:visited-style-name="Visited_20_Internet_20_Link"><text:span text:style-name="Internet_20_link">Etudes Consommation d'espace HN</text:span></text:a></text:h>
        <text:p text:style-name="Text_20_body">En partenariat avec la Région et l’Europe notamment, la DREAL a piloté la création du Mode d’occupation des Sols sur la base des photographies aériennes de 2009. Cette base de données découpe finement l’espace en « îlots » décrivant l’occupation des sols selon une nomenclature « hiérarchique » à plusieurs niveaux.</text:p>
        <text:p text:style-name="Text_20_body">Le MOS est à retrouver sur le site internet maintenu par la Région : <text:a xlink:type="simple" xlink:href="http://mos.hautenormandie.fr/" text:style-name="Internet_20_link" text:visited-style-name="Visited_20_Internet_20_Link"><text:span text:style-name="Internet_20_link">http://mos.hautenormandie.fr/</text:span></text:a> </text:p>
        <text:h text:style-name="Heading_20_5" text:outline-level="5"><text:a xlink:type="simple" xlink:href="#Etudes Consommation d'espace HN" text:style-name="Internet_20_link" text:visited-style-name="Visited_20_Internet_20_Link"><text:span text:style-name="Internet_20_link">Etudes Consommation d'espace HN</text:span></text:a></text:h>
        <text:p text:style-name="Text_20_body">En partenariat avec la Région et l’Europe notamment, la DREAL a piloté la création du Mode d’occupation des Sols sur la base des photographies aériennes de 2009. Cette base de données découpe finement l’espace en « îlots » décrivant l’occupation des sols selon une nomenclature « hiérarchique » à plusieurs niveaux.</text:p>
        <text:p text:style-name="Text_20_body">Le MOS est à retrouver sur le site internet maintenu par la Région : <text:a xlink:type="simple" xlink:href="http://mos.hautenormandie.fr/" text:style-name="Internet_20_link" text:visited-style-name="Visited_20_Internet_20_Link"><text:span text:style-name="Internet_20_link">http://mos.hautenormandie.fr/</text:span></text:a> </text:p>
        <text:h text:style-name="Heading_20_5" text:outline-level="5"><text:a xlink:type="simple" xlink:href="#Strat%C3%A9gie fonci%C3%A8re" text:style-name="Internet_20_link" text:visited-style-name="Visited_20_Internet_20_Link"><text:span text:style-name="Internet_20_link">Stratégie foncière</text:span></text:a></text:h>
        <text:h text:style-name="Heading_20_3" text:outline-level="3">Stratégie foncière</text:h>
        <text:p text:style-name="Text_20_body">Les projets de territoires, quels qu’ils soient, et a fortiori lorsqu’ils ont l’ambition de s’inscrire dans une utilisation mesurée et durable des sols ont besoin d’une matière première essentielle : le foncier. L’expérience montre que la maîtrise des emprises <text:soft-page-break/>foncières nécessaires à l’exécution des projets est souvent difficile, faute d’avoir été anticipée.</text:p>
        <text:p text:style-name="Text_20_body">Ainsi, dès l’élaboration du projet de territoire, il est recommandé d’avoir une réflexion sur les terrains nécessaires aux éléments les plus structurants de ce projet, les conditions de leur mobilisation, de leur préparation à l’accueil des activités envisagées. Le PLU est un des outils identifiés comme pouvant être particulièrement efficace face aux problématiques de rétention foncière ou de rareté.</text:p>
        <text:h text:style-name="Heading_20_5" text:outline-level="5"><text:a xlink:type="simple" xlink:href="#Outils fonciers" text:style-name="Internet_20_link" text:visited-style-name="Visited_20_Internet_20_Link"><text:span text:style-name="Internet_20_link">Outils fonciers</text:span></text:a></text:h>
        <text:p text:style-name="Text_20_body">Des fiches descriptives des différents outils fonciers, élaborées dans le cadre du club foncier<text:span text:style-name="T1">1-5-1</text:span> sont régulièrement mises à jour sur le site internet de la DREAL. Les fiches « Outils Fonciers » à retrouver sur le site internet de la DREAL Normandie : <text:a xlink:type="simple" xlink:href="http://normandie.developpement-durable.gouv.fr/outils-fonciers-fiches-et-bilan-d-utilisation-a187.html" text:style-name="Internet_20_link" text:visited-style-name="Visited_20_Internet_20_Link"><text:span text:style-name="Internet_20_link">http://normandie.developpement-durable.gouv.fr/outils-fonciers-fiches-et-bilan-d-utilisation-a187.html</text:span></text:a></text:p>
        <text:h text:style-name="Heading_20_6" text:outline-level="6"><text:span text:style-name="T2">[1-5-1]</text:span> Les documents issus des travaux du club foncier normand sont sur internet : <text:a xlink:type="simple" xlink:href="http://normandie.developpement-durable.gouv.fr/clubs-foncier-r101.html" text:style-name="Internet_20_link" text:visited-style-name="Visited_20_Internet_20_Link"><text:span text:style-name="Internet_20_link">http://normandie.developpement-durable.gouv.fr/clubs-foncier-r101.html</text:span></text:a></text:h>
        <text:h text:style-name="Heading_20_5" text:outline-level="5"><text:a xlink:type="simple" xlink:href="#Outils fonciers" text:style-name="Internet_20_link" text:visited-style-name="Visited_20_Internet_20_Link"><text:span text:style-name="Internet_20_link">Outils fonciers</text:span></text:a></text:h>
        <text:p text:style-name="Text_20_body">Des fiches descriptives des différents outils fonciers, élaborées dans le cadre du club foncier<text:span text:style-name="T1">1-5-1</text:span> sont régulièrement mises à jour sur le site internet de la DREAL. Les fiches « Outils Fonciers » à retrouver sur le site internet de la DREAL Normandie : <text:a xlink:type="simple" xlink:href="http://normandie.developpement-durable.gouv.fr/outils-fonciers-fiches-et-bilan-d-utilisation-a187.html" text:style-name="Internet_20_link" text:visited-style-name="Visited_20_Internet_20_Link"><text:span text:style-name="Internet_20_link">http://normandie.developpement-durable.gouv.fr/outils-fonciers-fiches-et-bilan-d-utilisation-a187.html</text:span></text:a></text:p>
        <text:h text:style-name="Heading_20_6" text:outline-level="6"><text:span text:style-name="T2">[1-5-1]</text:span> Les documents issus des travaux du club foncier normand sont sur internet : <text:a xlink:type="simple" xlink:href="http://normandie.developpement-durable.gouv.fr/clubs-foncier-r101.html" text:style-name="Internet_20_link" text:visited-style-name="Visited_20_Internet_20_Link"><text:span text:style-name="Internet_20_link">http://normandie.developpement-durable.gouv.fr/clubs-foncier-r101.html</text:span></text:a></text:h>
        <text:h text:style-name="Heading_20_5" text:outline-level="5"><text:a xlink:type="simple" xlink:href="#L%E2%80%99am%C3%A9nagement et la ville durables" text:style-name="Internet_20_link" text:visited-style-name="Visited_20_Internet_20_Link"><text:span text:style-name="Internet_20_link">L’aménagement et la ville durables</text:span></text:a></text:h>
        <text:h text:style-name="Heading_20_2" text:outline-level="2">L’aménagement et la ville durables</text:h>
        <text:p text:style-name="Text_20_body">Pour la plupart des citoyens, les notions de qualité de vie, d’agrément de l’environnement qu’il soit urbain ou rural, de cadre apaisé sont essentielles pour apprécier l’attractivité du territoire. Le document d’urbanisme constitue un cadre idéal pour produire un projet de territoire ayant ces qualités en s’appuyant sur les outils mis en place par plusieurs démarches de l’État, dans le cadre du plan ville durable<text:span text:style-name="T1">1-6-0</text:span>, et de ses partenaires.</text:p>
        <text:h text:style-name="Heading_20_6" text:outline-level="6"><text:span text:style-name="T2">[1-6-0]</text:span> informations sur le plan ville durable : <text:a xlink:type="simple" xlink:href="http://www.normandie.developpement-durable.gouv.fr/le-plan-ville-durable-du-ministere-r120.html" text:style-name="Internet_20_link" text:visited-style-name="Visited_20_Internet_20_Link"><text:span text:style-name="Internet_20_link">http://www.normandie.developpement-durable.gouv.fr/le-plan-ville-durable-du-ministere-r120.html</text:span></text:a></text:h>
        <text:h text:style-name="Heading_20_5" text:outline-level="5"><text:a xlink:type="simple" xlink:href="#Approche environnementale de l%E2%80%99urbanisme" text:style-name="Internet_20_link" text:visited-style-name="Visited_20_Internet_20_Link"><text:span text:style-name="Internet_20_link">Approche environnementale de l’urbanisme</text:span></text:a></text:h>
        <text:h text:style-name="Heading_20_3" text:outline-level="3">Approche environnementale de l’urbanisme</text:h>
        <text:p text:style-name="Text_20_body">L’Approche Environnementale de l’Urbanisme (AEU), portée par l’ADEME, propose une approche transversale dès la conception du projet de territoire. Les finalités du développement durable y sont traitées de manière systémique en les croisant avec les enjeux environnementaux liés au projet : énergie et climat, déplacements, déchets, eau, biodiversité et paysages, sols et sites pollués, bruit, pour aboutir à un ensemble de solutions.</text:p>
        <text:p text:style-name="Text_20_body">Les informations sur l’AEU2 peuvent être retrouvées sur le site de l’ADEME : <text:a xlink:type="simple" xlink:href="http://www.ademe.fr/expertises/urbanisme-amenagement/passer-a-laction/approche-environnementale-lurbanisme-2" text:style-name="Internet_20_link" text:visited-style-name="Visited_20_Internet_20_Link"><text:span text:style-name="Internet_20_link">http://www.ademe.fr/expertises/urbanisme-amenagement/passer-a-laction/approche-environnementale-lurbanisme-2</text:span></text:a> </text:p>
        <text:h text:style-name="Heading_20_5" text:outline-level="5"><text:a xlink:type="simple" xlink:href="#D%C3%A9marche %C3%89coQuartier" text:style-name="Internet_20_link" text:visited-style-name="Visited_20_Internet_20_Link"><text:span text:style-name="Internet_20_link">Démarche ÉcoQuartier</text:span></text:a></text:h>
        <text:h text:style-name="Heading_20_3" text:outline-level="3">Démarche ÉcoQuartier</text:h>
        <text:p text:style-name="Text_20_body">Au-delà du projet urbain porté par le document d’urbanisme, la démarche ÉcoQuartier<text:span text:style-name="T1">1-6-2</text:span> est proposée par l’État aux collectivités souhaitant mettre en œuvre des projets urbains dans une perspective ambitieuse de réponse aux défis sociaux, urbains et environnementaux du XXIème siècle.</text:p>
        <text:p text:style-name="Text_20_body"><text:soft-page-break/>La « Grille ÉcoQuartier » est formalisée au travers de 20 engagements qui s’imposent à une opération d’aménagement et abordent quatre dimensions essentielles :</text:p>
        <text:list xml:id="list9021855365091171002" text:style-name="WWNum7">
          <text:list-item>
            <text:p text:style-name="P8">Démarche et processus : faire du projet autrement</text:p>
          </text:list-item>
          <text:list-item>
            <text:p text:style-name="P8">Cadre de vie et usages : améliorer le quotidien</text:p>
          </text:list-item>
          <text:list-item>
            <text:p text:style-name="P8">Développement territorial : dynamiser le territoire</text:p>
          </text:list-item>
          <text:list-item>
            <text:p text:style-name="P19">Performance écologique et changement climatique : répondre à l’urgence climatique et environnementale.</text:p>
          </text:list-item>
        </text:list>
        <text:p text:style-name="Text_20_body">Ces 20 engagements constituent une référence commune que chaque collectivité est appelée à décliner en fonction de son contexte, de la conception des projets à leur mise en œuvre opérationnelle.</text:p>
        <text:p text:style-name="Text_20_body">Pouvant inspirer les collectivités dans l’élaboration de leur projet territorial, la démarche écoquartier se concrétise également par la délivrance du label national ÉcoQuartier, destiné à valoriser les projets exemplaires. Dans le cadre de cette démarche, un dispositif est mis en place par les services de l’État en région pour proposer des expertises et une amélioration en continu du projet. En Normandie, depuis les premiers appels à projets, une trentaine de collectivités de toutes tailles se sont engagées dans une démarche de labellisation écoquartier.</text:p>
        <text:h text:style-name="Heading_20_6" text:outline-level="6"><text:span text:style-name="T2">[1-6-2]</text:span> site <text:span text:style-name="Emphasis">ÉcoQuartiers</text:span> officiel : <text:a xlink:type="simple" xlink:href="http://www.ecoquartiers.logement.gouv.fr/" text:style-name="Internet_20_link" text:visited-style-name="Visited_20_Internet_20_Link"><text:span text:style-name="Internet_20_link">http://www.ecoquartiers.logement.gouv.fr</text:span></text:a></text:h>
        <text:h text:style-name="Heading_20_5" text:outline-level="5"><text:a xlink:type="simple" xlink:href="#%C3%89coQuartiers en Normandie" text:style-name="Internet_20_link" text:visited-style-name="Visited_20_Internet_20_Link"><text:span text:style-name="Internet_20_link">ÉcoQuartiers en Normandie</text:span></text:a></text:h>
        <text:p text:style-name="Text_20_body">Des informations précises sur le label et les projets engagés en Normandie sont disponibles sur le site internet de la DREAL : <text:a xlink:type="simple" xlink:href="http://www.normandie.developpement-durable.gouv.fr/observatoire-regional-des-quartiers-durables-r121.html" text:style-name="Internet_20_link" text:visited-style-name="Visited_20_Internet_20_Link"><text:span text:style-name="Internet_20_link">http://www.normandie.developpement-durable.gouv.fr/observatoire-regional-des-quartiers-durables-r121.html</text:span></text:a> </text:p>
        <text:h text:style-name="Heading_20_5" text:outline-level="5"><text:a xlink:type="simple" xlink:href="#%C3%89coQuartiers en Normandie" text:style-name="Internet_20_link" text:visited-style-name="Visited_20_Internet_20_Link"><text:span text:style-name="Internet_20_link">ÉcoQuartiers en Normandie</text:span></text:a></text:h>
        <text:p text:style-name="Text_20_body">Des informations précises sur le label et les projets engagés en Normandie sont disponibles sur le site internet de la DREAL : <text:a xlink:type="simple" xlink:href="http://www.normandie.developpement-durable.gouv.fr/observatoire-regional-des-quartiers-durables-r121.html" text:style-name="Internet_20_link" text:visited-style-name="Visited_20_Internet_20_Link"><text:span text:style-name="Internet_20_link">http://www.normandie.developpement-durable.gouv.fr/observatoire-regional-des-quartiers-durables-r121.html</text:span></text:a> </text:p>
        <text:h text:style-name="Heading_20_5" text:outline-level="5"><text:a xlink:type="simple" xlink:href="#R%C3%A9f%C3%A9rentiel des villes et territoires durables" text:style-name="Internet_20_link" text:visited-style-name="Visited_20_Internet_20_Link"><text:span text:style-name="Internet_20_link">Référentiel des villes et territoires durables</text:span></text:a></text:h>
        <text:h text:style-name="Heading_20_3" text:outline-level="3">Référentiel des villes et territoires durables</text:h>
        <text:p text:style-name="Text_20_body">Pour les territoires souhaitant bénéficier de cette logique de projet sans forcément poursuivre un objectif de labellisation, l’État a largement participé au développement de la plateforme européenne RFSC (Reference Framework for Sustainable Cities : référentiel des villes et territoires durables). Cette application en ligne propose gratuitement un outil de définition, de suivi et d’évaluation des objectifs du projet territorial, de la stratégie mise en œuvre et des résultats obtenus.</text:p>
        <text:p text:style-name="Text_20_body">L’outil RFSC est en ligne à l’adresse <text:a xlink:type="simple" xlink:href="http://rfsc.eu/fr/" text:style-name="Internet_20_link" text:visited-style-name="Visited_20_Internet_20_Link"><text:span text:style-name="Internet_20_link">http://rfsc.eu/fr/</text:span></text:a>. Des informations sur son utilisation sont disponibles sur le site internet du ministère consacré aux écoquartiers : <text:a xlink:type="simple" xlink:href="http://www.ecoquartiers.logement.gouv.fr/europe-rfsc-r343.html" text:style-name="Internet_20_link" text:visited-style-name="Visited_20_Internet_20_Link"><text:span text:style-name="Internet_20_link">http://www.ecoquartiers.logement.gouv.fr/europe-rfsc-r343.html</text:span></text:a> </text:p>
        <text:h text:style-name="Heading_20_5" text:outline-level="5"><text:a xlink:type="simple" xlink:href="#R%C3%A9f%C3%A9rentiel normand de la ville durable" text:style-name="Internet_20_link" text:visited-style-name="Visited_20_Internet_20_Link"><text:span text:style-name="Internet_20_link">Référentiel normand de la ville durable</text:span></text:a></text:h>
        <text:h text:style-name="Heading_20_3" text:outline-level="3">Référentiel normand de la ville durable</text:h>
        <text:p text:style-name="Text_20_body">Au-delà de ces outils auxquels l’État apporte un appui particulier, beaucoup de collectivités se sont engagées en toute autonomie, vers des projets territoriaux ambitieux sans intégrer ces dispositifs. Le référentiel normand « Vers des quartiers durables, pistes pour agir » en fait un tour d'horizon non-exaustif et propose aux collectivités des pistes d’actions, des exemples concrets et des références pour les aider dans la réalisation de projets d’aménagement urbain durable adaptés au territoire dans lequel ils s’insèrent.</text:p>
        <text:p text:style-name="Text_20_body">Le référentiel normand « Vers des quartiers durables, pistes pour agir » est à retrouver sur le site internet de la DREAL Normandie : <text:a xlink:type="simple" xlink:href="http://www.normandie.developpement-durable.gouv.fr/referentiel-vers-des-quartiers-durables-pistes-a208.html" text:style-name="Internet_20_link" text:visited-style-name="Visited_20_Internet_20_Link"><text:span text:style-name="Internet_20_link">http://www.normandie.developpement-durable.gouv.fr/referentiel-vers-des-quartiers-durables-pistes-a208.html</text:span></text:a> </text:p>
        <text:h text:style-name="Heading_20_5" text:outline-level="5"><text:soft-page-break/><text:a xlink:type="simple" xlink:href="#Approche environnementale de l%E2%80%99urbanisme" text:style-name="Internet_20_link" text:visited-style-name="Visited_20_Internet_20_Link"><text:span text:style-name="Internet_20_link">Approche environnementale de l’urbanisme</text:span></text:a></text:h>
        <text:h text:style-name="Heading_20_3" text:outline-level="3">Approche environnementale de l’urbanisme</text:h>
        <text:p text:style-name="Text_20_body">L’Approche Environnementale de l’Urbanisme (AEU), portée par l’ADEME, propose une approche transversale dès la conception du projet de territoire. Les finalités du développement durable y sont traitées de manière systémique en les croisant avec les enjeux environnementaux liés au projet : énergie et climat, déplacements, déchets, eau, biodiversité et paysages, sols et sites pollués, bruit, pour aboutir à un ensemble de solutions.</text:p>
        <text:p text:style-name="Text_20_body">Les informations sur l’AEU2 peuvent être retrouvées sur le site de l’ADEME : <text:a xlink:type="simple" xlink:href="http://www.ademe.fr/expertises/urbanisme-amenagement/passer-a-laction/approche-environnementale-lurbanisme-2" text:style-name="Internet_20_link" text:visited-style-name="Visited_20_Internet_20_Link"><text:span text:style-name="Internet_20_link">http://www.ademe.fr/expertises/urbanisme-amenagement/passer-a-laction/approche-environnementale-lurbanisme-2</text:span></text:a> </text:p>
        <text:h text:style-name="Heading_20_5" text:outline-level="5"><text:a xlink:type="simple" xlink:href="#D%C3%A9marche %C3%89coQuartier" text:style-name="Internet_20_link" text:visited-style-name="Visited_20_Internet_20_Link"><text:span text:style-name="Internet_20_link">Démarche ÉcoQuartier</text:span></text:a></text:h>
        <text:h text:style-name="Heading_20_3" text:outline-level="3">Démarche ÉcoQuartier</text:h>
        <text:p text:style-name="Text_20_body">Au-delà du projet urbain porté par le document d’urbanisme, la démarche ÉcoQuartier<text:span text:style-name="T1">1-6-2</text:span> est proposée par l’État aux collectivités souhaitant mettre en œuvre des projets urbains dans une perspective ambitieuse de réponse aux défis sociaux, urbains et environnementaux du XXIème siècle.</text:p>
        <text:p text:style-name="Text_20_body">La « Grille ÉcoQuartier » est formalisée au travers de 20 engagements qui s’imposent à une opération d’aménagement et abordent quatre dimensions essentielles :</text:p>
        <text:list xml:id="list5289346078726594515" text:style-name="WWNum8">
          <text:list-item>
            <text:p text:style-name="P9">Démarche et processus : faire du projet autrement</text:p>
          </text:list-item>
          <text:list-item>
            <text:p text:style-name="P9">Cadre de vie et usages : améliorer le quotidien</text:p>
          </text:list-item>
          <text:list-item>
            <text:p text:style-name="P9">Développement territorial : dynamiser le territoire</text:p>
          </text:list-item>
          <text:list-item>
            <text:p text:style-name="P20">Performance écologique et changement climatique : répondre à l’urgence climatique et environnementale.</text:p>
          </text:list-item>
        </text:list>
        <text:p text:style-name="Text_20_body">Ces 20 engagements constituent une référence commune que chaque collectivité est appelée à décliner en fonction de son contexte, de la conception des projets à leur mise en œuvre opérationnelle.</text:p>
        <text:p text:style-name="Text_20_body">Pouvant inspirer les collectivités dans l’élaboration de leur projet territorial, la démarche écoquartier se concrétise également par la délivrance du label national ÉcoQuartier, destiné à valoriser les projets exemplaires. Dans le cadre de cette démarche, un dispositif est mis en place par les services de l’État en région pour proposer des expertises et une amélioration en continu du projet. En Normandie, depuis les premiers appels à projets, une trentaine de collectivités de toutes tailles se sont engagées dans une démarche de labellisation écoquartier.</text:p>
        <text:h text:style-name="Heading_20_6" text:outline-level="6"><text:span text:style-name="T2">[1-6-2]</text:span> site <text:span text:style-name="Emphasis">ÉcoQuartiers</text:span> officiel : <text:a xlink:type="simple" xlink:href="http://www.ecoquartiers.logement.gouv.fr/" text:style-name="Internet_20_link" text:visited-style-name="Visited_20_Internet_20_Link"><text:span text:style-name="Internet_20_link">http://www.ecoquartiers.logement.gouv.fr</text:span></text:a></text:h>
        <text:h text:style-name="Heading_20_5" text:outline-level="5"><text:a xlink:type="simple" xlink:href="#%C3%89coQuartiers en Normandie" text:style-name="Internet_20_link" text:visited-style-name="Visited_20_Internet_20_Link"><text:span text:style-name="Internet_20_link">ÉcoQuartiers en Normandie</text:span></text:a></text:h>
        <text:p text:style-name="Text_20_body">Des informations précises sur le label et les projets engagés en Normandie sont disponibles sur le site internet de la DREAL : <text:a xlink:type="simple" xlink:href="http://www.normandie.developpement-durable.gouv.fr/observatoire-regional-des-quartiers-durables-r121.html" text:style-name="Internet_20_link" text:visited-style-name="Visited_20_Internet_20_Link"><text:span text:style-name="Internet_20_link">http://www.normandie.developpement-durable.gouv.fr/observatoire-regional-des-quartiers-durables-r121.html</text:span></text:a> </text:p>
        <text:h text:style-name="Heading_20_5" text:outline-level="5"><text:a xlink:type="simple" xlink:href="#%C3%89coQuartiers en Normandie" text:style-name="Internet_20_link" text:visited-style-name="Visited_20_Internet_20_Link"><text:span text:style-name="Internet_20_link">ÉcoQuartiers en Normandie</text:span></text:a></text:h>
        <text:p text:style-name="Text_20_body">Des informations précises sur le label et les projets engagés en Normandie sont disponibles sur le site internet de la DREAL : <text:a xlink:type="simple" xlink:href="http://www.normandie.developpement-durable.gouv.fr/observatoire-regional-des-quartiers-durables-r121.html" text:style-name="Internet_20_link" text:visited-style-name="Visited_20_Internet_20_Link"><text:span text:style-name="Internet_20_link">http://www.normandie.developpement-durable.gouv.fr/observatoire-regional-des-quartiers-durables-r121.html</text:span></text:a> </text:p>
        <text:h text:style-name="Heading_20_5" text:outline-level="5"><text:a xlink:type="simple" xlink:href="#R%C3%A9f%C3%A9rentiel des villes et territoires durables" text:style-name="Internet_20_link" text:visited-style-name="Visited_20_Internet_20_Link"><text:span text:style-name="Internet_20_link">Référentiel des villes et territoires durables</text:span></text:a></text:h>
        <text:h text:style-name="Heading_20_3" text:outline-level="3">Référentiel des villes et territoires durables</text:h>
        <text:p text:style-name="Text_20_body">Pour les territoires souhaitant bénéficier de cette logique de projet sans forcément poursuivre un objectif de labellisation, l’État a largement participé au développement de la plateforme européenne RFSC (Reference Framework for Sustainable Cities : référentiel <text:soft-page-break/>des villes et territoires durables). Cette application en ligne propose gratuitement un outil de définition, de suivi et d’évaluation des objectifs du projet territorial, de la stratégie mise en œuvre et des résultats obtenus.</text:p>
        <text:p text:style-name="Text_20_body">L’outil RFSC est en ligne à l’adresse <text:a xlink:type="simple" xlink:href="http://rfsc.eu/fr/" text:style-name="Internet_20_link" text:visited-style-name="Visited_20_Internet_20_Link"><text:span text:style-name="Internet_20_link">http://rfsc.eu/fr/</text:span></text:a>. Des informations sur son utilisation sont disponibles sur le site internet du ministère consacré aux écoquartiers : <text:a xlink:type="simple" xlink:href="http://www.ecoquartiers.logement.gouv.fr/europe-rfsc-r343.html" text:style-name="Internet_20_link" text:visited-style-name="Visited_20_Internet_20_Link"><text:span text:style-name="Internet_20_link">http://www.ecoquartiers.logement.gouv.fr/europe-rfsc-r343.html</text:span></text:a> </text:p>
        <text:h text:style-name="Heading_20_5" text:outline-level="5"><text:a xlink:type="simple" xlink:href="#R%C3%A9f%C3%A9rentiel normand de la ville durable" text:style-name="Internet_20_link" text:visited-style-name="Visited_20_Internet_20_Link"><text:span text:style-name="Internet_20_link">Référentiel normand de la ville durable</text:span></text:a></text:h>
        <text:h text:style-name="Heading_20_3" text:outline-level="3">Référentiel normand de la ville durable</text:h>
        <text:p text:style-name="Text_20_body">Au-delà de ces outils auxquels l’État apporte un appui particulier, beaucoup de collectivités se sont engagées en toute autonomie, vers des projets territoriaux ambitieux sans intégrer ces dispositifs. Le référentiel normand « Vers des quartiers durables, pistes pour agir » en fait un tour d'horizon non-exaustif et propose aux collectivités des pistes d’actions, des exemples concrets et des références pour les aider dans la réalisation de projets d’aménagement urbain durable adaptés au territoire dans lequel ils s’insèrent.</text:p>
        <text:p text:style-name="Text_20_body">Le référentiel normand « Vers des quartiers durables, pistes pour agir » est à retrouver sur le site internet de la DREAL Normandie : <text:a xlink:type="simple" xlink:href="http://www.normandie.developpement-durable.gouv.fr/referentiel-vers-des-quartiers-durables-pistes-a208.html" text:style-name="Internet_20_link" text:visited-style-name="Visited_20_Internet_20_Link"><text:span text:style-name="Internet_20_link">http://www.normandie.developpement-durable.gouv.fr/referentiel-vers-des-quartiers-durables-pistes-a208.html</text:span></text:a> </text:p>
        <text:h text:style-name="Heading_20_5" text:outline-level="5"><text:a xlink:type="simple" xlink:href="#Qualit%C3%A9 de l'air" text:style-name="Internet_20_link" text:visited-style-name="Visited_20_Internet_20_Link"><text:span text:style-name="Internet_20_link">Qualité de l'air</text:span></text:a></text:h>
        <text:p text:style-name="Heading_20_1">Qualité de l'air</text:p>
        <text:p text:style-name="Text_20_body">La loi sur l'Air et l'Utilisation Rationnelle de l’Énergie (loi <text:span text:style-name="Emphasis">LAURE</text:span> n°96-1236 du 30 décembre 1996), désormais codifiée dans le code de l’environnement, affirme le droit de chacun à respirer un air qui ne nuise pas à sa santé. Cette loi intègre les risques de pollutions et de nuisances dans le cadre de l'urbanisme et dans les études d'impact relatives aux projets d'équipements. Elle rend également obligatoire la surveillance de la qualité de l'air assurée par l'État, la définition d'objectifs de qualité et l'information du public.</text:p>
        <text:p text:style-name="Text_20_body">La loi relative à la transition énergétique pour la croissance verte du 17 août 2015 fixe les grands objectifs du nouveau modèle énergétique français. Cette loi comporte de nombreuses dispositions en faveur de la qualité de l’air, et renforce notamment la prise en compte de la qualité de l’air dans les documents de planification. </text:p>
        <text:h text:style-name="Heading_20_5" text:outline-level="5"><text:a xlink:type="simple" xlink:href="#La qualit%C3%A9 de l%E2%80%99air en Normandie" text:style-name="Internet_20_link" text:visited-style-name="Visited_20_Internet_20_Link"><text:span text:style-name="Internet_20_link">La qualité de l’air en Normandie</text:span></text:a></text:h>
        <text:h text:style-name="Heading_20_2" text:outline-level="2">La qualité de l’air en Normandie</text:h>
        <text:p text:style-name="Text_20_body">La qualité de l'air en région Normandie est régulièrement moyenne à bonne et son amélioration constitue un enjeu sanitaire non négligeable. En effet, le nombre de décès prématurés liés à la pollution atmosphérique est évalué à 2600 par an en Normandie. Cela correspond à 9 % de la mortalité régionale, un chiffre identique à la moyenne nationale.</text:p>
        <text:p text:style-name="Text_20_body">Des dépassements de seuils réglementaires sont observés régulièrement sur une partie du territoire, principalement sur l’agglomération rouennaise pour les oxydes d’azote.</text:p>
        <text:p text:style-name="Text_20_body">Les principaux émetteurs sont l'industrie, le transport (principal émetteur d'oxydes d'azote et émetteur significatif de particules), le résidentiel (essentiellement par l’intermédiaire du chauffage au bois, facteur aggravant de la pollution de fond et responsable des pics de pollutions hivernaux) et l’agriculture.</text:p>
        <text:p text:style-name="Text_20_body">Pour la région Normandie, l’inventaire des émissions 2014 indique les répartitions suivantes entre ces secteurs :</text:p>
        <text:p text:style-name="Text_20_body">insérer les graphiques sur les émissions </text:p>
        <text:h text:style-name="Heading_20_5" text:outline-level="5"><text:a xlink:type="simple" xlink:href="#Communes sensibles" text:style-name="Internet_20_link" text:visited-style-name="Visited_20_Internet_20_Link"><text:span text:style-name="Internet_20_link">Communes sensibles</text:span></text:a></text:h>
        <text:h text:style-name="Titre_20_5.todo" text:outline-level="5">des dispositions nationales en matière de communes sensibles avant de parler de ce que dit le SRCAE (vision locale)</text:h>
        <text:h text:style-name="Heading_20_5" text:outline-level="5"><text:a xlink:type="simple" xlink:href="#Communes sensibles en Normandie" text:style-name="Internet_20_link" text:visited-style-name="Visited_20_Internet_20_Link"><text:span text:style-name="Internet_20_link">Communes sensibles en Normandie</text:span></text:a></text:h>
        <text:h text:style-name="Heading_20_5" text:outline-level="5">le territoire comporte-t-il des communes sensibles? oui (<text:span text:style-name="Emphasis">oui / non</text:span> - <text:a xlink:type="simple" xlink:href="#Variables" text:style-name="Internet_20_link" text:visited-style-name="Visited_20_Internet_20_Link"><text:span text:style-name="Internet_20_link">changer</text:span></text:a>)</text:h>
        <text:h text:style-name="Heading_20_3" text:outline-level="3">Les communes sensibles</text:h>
        <text:p text:style-name="Text_20_body">Le Schéma Régional Climat Air Energie (SRCAE) a défini, selon une méthodologie nationale, des zones ayant une sensibilité accrue à la pollution atmosphérique et dites « zones sensibles à la qualité de l’air ».</text:p>
        <text:p text:style-name="Text_20_body">On recense en Normandie 183 communes sensibles, qui représentent</text:p>
        <text:list xml:id="list8594441235452442170" text:style-name="WWNum9">
          <text:list-item>
            <text:p text:style-name="P10">5,7 % des communes de la région ;</text:p>
          </text:list-item>
          <text:list-item>
            <text:p text:style-name="P10">6,25 % de la surface régionale ;</text:p>
          </text:list-item>
          <text:list-item>
            <text:p text:style-name="P21">40 % de la population normande.</text:p>
          </text:list-item>
        </text:list>
        <text:p text:style-name="Text_20_body">Le territoire du PLU est concerné par ces zones sensibles dans lesquelles le SRCAE demande de privilégier, les actions en faveur de la qualité de l’air aux actions en faveur de la lutte contre le changement climatique en cas d’antagonisme.</text:p>
        <text:h text:style-name="Heading_20_5" text:outline-level="5"><text:a xlink:type="simple" xlink:href="#Plan de Protection de l%E2%80%99Atmosph%C3%A8re" text:style-name="Internet_20_link" text:visited-style-name="Visited_20_Internet_20_Link"><text:span text:style-name="Internet_20_link">Plan de Protection de l’Atmosphère</text:span></text:a></text:h>
        <text:h text:style-name="Heading_20_5" text:outline-level="5">le territoire est concerné par un Plan de Protection de l’Atmosphère? PPA de Schmurz (<text:span text:style-name="Emphasis">non / PPA de... </text:span>- <text:a xlink:type="simple" xlink:href="#Variables" text:style-name="Internet_20_link" text:visited-style-name="Visited_20_Internet_20_Link"><text:span text:style-name="Internet_20_link">changer</text:span></text:a>)</text:h>
        <text:h text:style-name="Heading_20_2" text:outline-level="2">Plan de Protection de l’Atmosphère</text:h>
        <text:p text:style-name="Text_20_body">Les plans de protection de l'atmosphère sont mis en oeuvre dans les agglomérations de plus de 250 000 habitants, et dans les zones où les seuils réglementaires sont dépassés <text:soft-page-break/>ou risquent de l’être. Le Plan est un plan d’actions arrêté par le Préfet qui fixe des mesures visant à ramener les concentrations en polluants atmosphériques en deçà des seuils réglementaires.</text:p>
        <text:h text:style-name="Heading_20_5" text:outline-level="5">le PLUi vaut PDU? oui (<text:span text:style-name="Emphasis">oui - non</text:span> - <text:a xlink:type="simple" xlink:href="#Variables" text:style-name="Internet_20_link" text:visited-style-name="Visited_20_Internet_20_Link"><text:span text:style-name="Internet_20_link">changer</text:span></text:a>)</text:h>
        <text:p text:style-name="Text_20_body">Le PLU a vocation à valoir également PDU. A ce titre, il reprend les obligations de ce document et doit être compatibles avec le PPA. </text:p>
        <text:h text:style-name="Heading_20_5" text:outline-level="5"><text:a xlink:type="simple" xlink:href="#PPA en Normandie" text:style-name="Internet_20_link" text:visited-style-name="Visited_20_Internet_20_Link"><text:span text:style-name="Internet_20_link">PPA en Normandie</text:span></text:a></text:h>
        <text:h text:style-name="Heading_20_5" text:outline-level="5">le territoire est concerné par un Plan de Protection de l’Atmosphère? PPA de Schmurz (<text:span text:style-name="Emphasis">non - PPA de...</text:span> - <text:a xlink:type="simple" xlink:href="#Variables" text:style-name="Internet_20_link" text:visited-style-name="Visited_20_Internet_20_Link"><text:span text:style-name="Internet_20_link">changer</text:span></text:a>)</text:h>
        <text:p text:style-name="Text_20_body">Un PPA est en vigueur en Normandie depuis le 30 janvier 2014, et couvre les départements de l’Eure et de la Seine-Maritime. Il prévoit 20 mesures, dont 16 mesures sectorielles concernant chaque secteur d’émissions (industrie, agriculture, résidentiel, transport). Le PPA comprend uniquement des mesures volontaires et poursuit 3 objectifs fondamentaux :</text:p>
        <text:list xml:id="list6124889285896805143" text:style-name="WWNum10">
          <text:list-item>
            <text:p text:style-name="P11">assurer une qualité de l’air conforme aux objectifs réglementaires ;</text:p>
          </text:list-item>
          <text:list-item>
            <text:p text:style-name="P11">protéger la santé publique ;</text:p>
          </text:list-item>
          <text:list-item>
            <text:p text:style-name="P22">préserver la qualité de vie.</text:p>
          </text:list-item>
        </text:list>
        <text:p text:style-name="Text_20_body">Les incitations du plan de protection de l’atmosphère sont consultables à l'adresse suivante : <text:a xlink:type="simple" xlink:href="http://www.normandie.developpement-durable.gouv.fr/document-approuve-a491.html" text:style-name="Internet_20_link" text:visited-style-name="Visited_20_Internet_20_Link"><text:span text:style-name="Internet_20_link">http://www.normandie.developpement-durable.gouv.fr/document-approuve-a491.html</text:span></text:a></text:p>
        <text:h text:style-name="Heading_20_5" text:outline-level="5"><text:a xlink:type="simple" xlink:href="#Emissions et concentrations" text:style-name="Internet_20_link" text:visited-style-name="Visited_20_Internet_20_Link"><text:span text:style-name="Internet_20_link">Emissions et concentrations</text:span></text:a></text:h>
        <text:h text:style-name="Heading_20_2" text:outline-level="2">Emissions et concentrations des principaux polluants atmosphériques</text:h>
        <text:h text:style-name="Heading_20_5" text:outline-level="5"><text:a xlink:type="simple" xlink:href="#Particules fines PM10" text:style-name="Internet_20_link" text:visited-style-name="Visited_20_Internet_20_Link"><text:span text:style-name="Internet_20_link">Particules fines PM10</text:span></text:a></text:h>
        <text:h text:style-name="Heading_20_3" text:outline-level="3">Les particules fines PM10</text:h>
        <text:h text:style-name="Heading_20_4" text:outline-level="4">Les épisodes de pollution</text:h>
        <text:p text:style-name="Text_20_body">La loi sur l’air a instauré une procédure d’information et d’alerte à 2 niveaux, gérée par le Préfet. Celui-ci doit informer la population et prendre des mesures pour réduire les émissions de polluant. Ces dispositions sont décrites dans des arrêtés préfectoraux. Ces seuils sur le court terme permettent d’agir rapidement en cas de pollution aiguë :</text:p>
        <text:list xml:id="list8469405462400990345" text:style-name="WWNum11">
          <text:list-item>
            <text:p text:style-name="P12">(<text:span text:style-name="Strong_20_Emphasis">i</text:span>) le seuil d’<text:span text:style-name="Strong_20_Emphasis">information</text:span> et de recommandation correspond à un niveau de concentration de substances polluants à partir duquel les pouvoirs publics informent de la situation. Ils mettent en garde les personnes sensibles et recommandent des mesures destinées à limiter les émissions.</text:p>
          </text:list-item>
          <text:list-item>
            <text:p text:style-name="P23">(<text:span text:style-name="Strong_20_Emphasis">A</text:span>) le seuil d’<text:span text:style-name="Strong_20_Emphasis">alerte</text:span> est un niveau de concentration de substances polluantes dans l’air au-delà duquel une exposition de courte durée présente un risque pour la santé humaine. Le Préfet peut déclencher des mesures d’urgence pour réduire les émissions.</text:p>
          </text:list-item>
        </text:list>
        <text:h text:style-name="Heading_20_4" text:outline-level="4">Respect des valeurs limites réglementaires</text:h>
        <text:p text:style-name="Text_20_body">Des seuils sur le long terme encadrent les concentrations de polluants : la valeur limite est une valeur contraignante et représente un niveau maximal de concentration de substances polluantes dans l’air fixé sur la base des connaissances scientifiques, dans le but d’éviter, de prévenir ou de réduire les effets nocifs de ces substances pour la santé. </text:p>
        <text:h text:style-name="Heading_20_5" text:outline-level="5"><text:a xlink:type="simple" xlink:href="#Particules fines PM10 en Normandie" text:style-name="Internet_20_link" text:visited-style-name="Visited_20_Internet_20_Link"><text:span text:style-name="Internet_20_link">Particules fines PM10 en Normandie</text:span></text:a></text:h>
        <text:h text:style-name="Heading_20_4" text:outline-level="4">Episodes de pollutions pour le département</text:h>
        <text:h text:style-name="Heading_20_5" text:outline-level="5">En fonction du département concerné : 76 (<text:a xlink:type="simple" xlink:href="#Variables" text:style-name="Internet_20_link" text:visited-style-name="Visited_20_Internet_20_Link"><text:span text:style-name="Internet_20_link">changer</text:span></text:a>)</text:h>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5"/>
            </table:table-cell>
            <table:table-cell table:style-name="Tableau1.A1" office:value-type="string">
              <text:p text:style-name="P1">2016</text:p>
            </table:table-cell>
            <table:table-cell table:style-name="Tableau1.A1" office:value-type="string">
              <text:p text:style-name="P1">2015</text:p>
            </table:table-cell>
            <table:table-cell table:style-name="Tableau1.D1" office:value-type="string">
              <text:p text:style-name="P1">2014</text:p>
            </table:table-cell>
          </table:table-row>
          <table:table-row table:style-name="Tableau1.1">
            <table:table-cell table:style-name="Tableau1.A2" office:value-type="string">
              <text:p text:style-name="P1">Seine-Maritime</text:p>
            </table:table-cell>
            <table:table-cell table:style-name="Tableau1.A2" office:value-type="string">
              <text:p text:style-name="P26">i : 15<text:line-break/><text:soft-page-break/>A : 2</text:p>
            </table:table-cell>
            <table:table-cell table:style-name="Tableau1.A2" office:value-type="string">
              <text:p text:style-name="P26">i : 12<text:line-break/><text:soft-page-break/>A : 1</text:p>
            </table:table-cell>
            <table:table-cell table:style-name="Tableau1.D2" office:value-type="string">
              <text:p text:style-name="P26">i : 9*<text:line-break/><text:soft-page-break/>A : 4<text:span text:style-name="T1">*</text:span></text:p>
            </table:table-cell>
          </table:table-row>
        </table:table>
        <text:p text:style-name="Text_20_body"><text:span text:style-name="Emphasis"><text:span text:style-name="T1">*</text:span></text:span><text:span text:style-name="Emphasis"> valeurs régionales</text:span> </text:p>
        <text:h text:style-name="Heading_20_4" text:outline-level="4">Émissions et concentrations</text:h>
        <text:p text:style-name="Text_20_body">Il est possible de connaître les valeurs moyennes annuelles de mesure de la concentration pour chaque station du réseau de surveillance de la qualité de l’air. Les données sont disponibles sur le site internet de l’association agréée pour la surveillance de la qualité de l’air (AASQA) (<text:a xlink:type="simple" xlink:href="http://www.atmonormandie.fr/" text:style-name="Internet_20_link" text:visited-style-name="Visited_20_Internet_20_Link"><text:span text:style-name="Internet_20_link">http://www.atmonormandie.fr/</text:span></text:a>).</text:p>
        <text:p text:style-name="Text_20_body"><text:span text:style-name="Emphasis">Cette partie serait plutôt à mettre au PAC "données". A regarder.</text:span></text:p>
        <text:p text:style-name="Text_20_body">Sur le territoire de l’EPCI auquel appartient la/les commune/s du PLU/PLUi (à compléter), les émissions de particules fines PM10 se répartissent comme suit : à compléter avec le module de calcul DREAL : - graphe des émissions 2014 - graphe de l’évolution des émissions 2008-2014</text:p>
        <text:p text:style-name="Text_20_body">Les émissions de PM2,5 se répartissent comme suit : à compléter avec le module de calcul DREAL : - graphe des émissions 2014 - graphe de l’évolution des émissions 2008-2014 </text:p>
        <text:h text:style-name="Heading_20_5" text:outline-level="5"><text:a xlink:type="simple" xlink:href="#Oxydes d'azote" text:style-name="Internet_20_link" text:visited-style-name="Visited_20_Internet_20_Link"><text:span text:style-name="Internet_20_link">Oxydes d'azote</text:span></text:a></text:h>
        <text:h text:style-name="Heading_20_3" text:outline-level="3">Les oxydes d’azote</text:h>
        <text:p text:style-name="Text_20_body">Les oxydes d’azote (communément définis comme NOx = NO + NO2) proviennent essentiellement de la combustion des combustibles fossiles et de quelques procédés industriels. Les principaux émetteurs de NOx sont le transport routier et les grandes installations de combustion. </text:p>
        <text:h text:style-name="Heading_20_5" text:outline-level="5"><text:a xlink:type="simple" xlink:href="#Oxydes d'azote en Normandie" text:style-name="Internet_20_link" text:visited-style-name="Visited_20_Internet_20_Link"><text:span text:style-name="Internet_20_link">Oxydes d'azote en Normandie</text:span></text:a></text:h>
        <text:h text:style-name="Heading_20_4" text:outline-level="4">Émissions et concentrations</text:h>
        <text:p text:style-name="Text_20_body">Il est possible de connaître les valeurs moyennes annuelles de mesure de la concentration pour chaque station du réseau des AASQA. Les données sont disponibles sur leur site internet : <text:a xlink:type="simple" xlink:href="http://www.atmonormandie.fr/" text:style-name="Internet_20_link" text:visited-style-name="Visited_20_Internet_20_Link"><text:span text:style-name="Internet_20_link">http://www.atmonormandie.fr</text:span></text:a> .</text:p>
        <text:h text:style-name="Titre_20_5.todo" text:outline-level="5">à revoir, cette partie est peu claire entre dépassement et épisodes de pollution</text:h>
        <text:p text:style-name="Text_20_body">Respect des valeurs limites réglementaires Pour les oxydes d’azote, depuis 2012 : - dépassement sur Rouen en 2012, 2013, 2014, rien en 2015 ni 2016 - dépassement sur Le Havre en 2012, rien depuis - dépassement sur Dieppe en 2014, rien depuis Si sur territoire de la métropole Rouen Normandie : La France fait l’objet d’un pré-contentieux européen pour le non-respect des seuils de concentration en oxydes d’azote. L’agglomération de Rouen est concernée par ce pré-contentieux au regard des dépassements récurrents des seuils réglementaires constatés.</text:p>
        <text:h text:style-name="Titre_20_5.todo" text:outline-level="5">cette partie est plutôt du ressort de la partie "données" du PAC?</text:h>
        <text:p text:style-name="Text_20_body">Sur le territoire de l’EPCI auquel appartient la/les commune/s du PLU/PLUi (à compléter), les émissions d’oxydes d’azote se répartissent comme suit : à compléter avec le module de calcul DREAL : - graphe des émissions 2014 - graphe de l’évolution des émissions 2008-2014 </text:p>
        <text:h text:style-name="Heading_20_5" text:outline-level="5"><text:a xlink:type="simple" xlink:href="#Ozone" text:style-name="Internet_20_link" text:visited-style-name="Visited_20_Internet_20_Link"><text:span text:style-name="Internet_20_link">Ozone</text:span></text:a></text:h>
        <text:h text:style-name="Heading_20_3" text:outline-level="3">L’ozone</text:h>
        <text:p text:style-name="Text_20_body">Polluant essentiellement estival, l’ozone se forme par réaction photochimique à partir de polluants précurseurs (oxydes d’azote et composés organiques volatils) lors d’un fort ensoleillement et de température élevée. </text:p>
        <text:h text:style-name="Heading_20_5" text:outline-level="5"><text:a xlink:type="simple" xlink:href="#Ozone en Normandie" text:style-name="Internet_20_link" text:visited-style-name="Visited_20_Internet_20_Link"><text:span text:style-name="Internet_20_link">Ozone en Normandie</text:span></text:a></text:h>
        <text:h text:style-name="Heading_20_5" text:outline-level="5">En fonction du département concerné : 76 (<text:a xlink:type="simple" xlink:href="#Variables" text:style-name="Internet_20_link" text:visited-style-name="Visited_20_Internet_20_Link"><text:span text:style-name="Internet_20_link">changer</text:span></text:a>)</text:h>
        <text:p text:style-name="Text_20_body">Entre 2013 et 2016, le département a connu 6 jours dépassement (3 en 2015, 3 en 2016). </text:p>
        <text:p text:style-name="P2"><office:annotation><dc:date>2017-09-13T17:11:34</dc:date><text:p/><text:p/></office:anno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Normal" style:font-family-generic="roman" style:font-pitch="variable" style:font-charset="x-symbol"/>
    <style:font-face style:name="Georgia" svg:font-family="Georgia, serif"/>
    <style:font-face style:name="Liberation Mono" svg:font-family="'Liberation Mono', Monaco, Consolas, 'Lucida Console', 'DejaVu Sans Mono', monospace"/>
    <style:font-face style:name="Mangal1" svg:font-family="Mangal"/>
    <style:font-face style:name="monospace" svg:font-family="monospace, monospace"/>
    <style:font-face style:name="Liberation Sans" svg:font-family="'Liberation Sans'" style:font-family-generic="swiss"/>
    <style:font-face style:name="Liberation Serif" svg:font-family="'Liberation Serif'" style:font-family-generic="roman"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ans Narrow" svg:font-family="'Liberation Sans Narrow'" style:font-adornments="Normal" style:font-family-generic="swiss"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zxx" fo:country="non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zxx" fo:country="non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1" fo:font-family="'Liberation Sans'" style:font-style-name="Normal" style:font-family-generic="swiss" style:font-pitch="variable" fo:font-size="14pt" style:font-size-asian="14pt" style:font-size-complex="14pt"/>
    </style:style>
    <style:style style:name="Text_20_body" style:display-name="Text body" style:family="paragraph" style:parent-style-name="Standard" style:class="text" style:master-page-name="">
      <style:paragraph-properties fo:margin-top="0.3cm" fo:margin-bottom="0.101cm" loext:contextual-spacing="false" fo:text-align="justify" style:justify-single-word="false" style:page-number="auto" style:snap-to-layout-grid="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Heading_20_1" style:display-name="Heading 1" style:family="paragraph" style:parent-style-name="Heading" style:next-style-name="Text_20_body" style:class="text" style:master-page-name="">
      <style:paragraph-properties fo:line-height="120%" style:page-number="auto" fo:break-before="page"/>
      <style:text-properties fo:font-size="16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fo:font-size="15pt" fo:font-style="italic" fo:font-weight="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font-weight="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style:font-name="Liberation Sans2" fo:font-family="'Liberation Sans'" style:font-style-name="Gras" style:font-family-generic="swiss" style:font-pitch="variable" fo:font-size="12pt" fo:font-weight="bold" style:font-name-asian="SimSun" style:font-family-asian="SimSun" style:font-family-generic-asian="system" style:font-pitch-asian="variable" style:font-size-asian="12pt" style:font-weight-asian="normal" style:font-name-complex="Mangal" style:font-family-complex="Mangal" style:font-family-generic-complex="system" style:font-pitch-complex="variable" style:font-size-complex="12pt" style:font-weight-complex="normal"/>
    </style:style>
    <style:style style:name="Heading_20_5" style:display-name="Heading 5" style:family="paragraph" style:parent-style-name="Heading" style:next-style-name="Text_20_body" style:default-outline-level="5" style:list-style-name="" style:class="text" style:master-page-name="">
      <loext:graphic-properties draw:fill="solid" draw:fill-color="#83caff" draw:opacity="50%" draw:fill-image-width="0cm" draw:fill-image-height="0cm"/>
      <style:paragraph-properties fo:margin-top="0.212cm" fo:margin-bottom="0.106cm" loext:contextual-spacing="false" fo:line-height="120%" style:page-number="auto" fo:background-color="#83caff" fo:padding-left="0.3cm" fo:padding-right="0.3cm" fo:padding-top="0.101cm" fo:padding-bottom="0.101cm" fo:border="0.06pt solid #83caff" style:shadow="none"/>
      <style:text-properties style:font-name="Liberation Serif" fo:font-family="'Liberation Serif'" style:font-family-generic="roman" style:font-pitch="variable" fo:font-size="11pt" fo:font-weight="normal" style:font-name-asian="SimSun" style:font-family-asian="SimSun"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text:display="none"/>
    </style:style>
    <style:style style:name="Heading_20_6" style:display-name="Heading 6" style:family="paragraph" style:parent-style-name="Heading" style:next-style-name="Text_20_body" style:default-outline-level="6" style:list-style-name="" style:class="text" style:master-page-name="">
      <loext:graphic-properties draw:fill-image-width="0cm" draw:fill-image-height="0cm"/>
      <style:paragraph-properties fo:margin-top="0.106cm" fo:margin-bottom="0.106cm" loext:contextual-spacing="false" fo:line-height="120%" style:page-number="auto" fo:padding="0.101cm" fo:border-left="none" fo:border-right="none" fo:border-top="0.06pt dotted #666666" fo:border-bottom="none" style:shadow="none" fo:keep-with-next="auto"/>
      <style:text-properties fo:color="#666666" style:font-name="Liberation Serif" fo:font-family="'Liberation Serif'" style:font-family-generic="roman" style:font-pitch="variable" fo:font-size="11pt" fo:font-style="italic" fo:font-weight="normal" style:font-name-asian="SimSun" style:font-family-asian="SimSun" style:font-family-generic-asian="system" style:font-pitch-asian="variable" style:font-size-asian="7pt" style:font-weight-asian="normal" style:font-name-complex="Mangal" style:font-family-complex="Mangal" style:font-family-generic-complex="system" style:font-pitch-complex="variable" style:font-size-complex="7pt"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fo:font-style="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fo:padding-left="0.072cm" fo:padding-right="0.072cm" fo:padding-top="0.335cm" fo:padding-bottom="0.049cm" fo:border="0.06pt solid #cccccc"/>
      <style:text-properties style:font-name="Liberation Mono" fo:font-family="'Liberation Mono', Monaco, Consolas, 'Lucida Console', 'DejaVu Sans Mono', monospace" fo:font-size="10pt" style:font-name-asian="Liberation Mono" style:font-family-asian="'Liberation Mono', Monaco, Consolas, 'Lucida Console', 'DejaVu Sans Mono', monospace" style:font-size-asian="10pt" style:font-name-complex="Liberation Mono" style:font-family-complex="'Liberation Mono', Monaco, Consolas, 'Lucida Console', 'DejaVu Sans Mono', monospace" style:font-size-complex="10pt"/>
    </style:style>
    <style:style style:name="Quotations" style:family="paragraph" style:parent-style-name="Standard" style:class="html">
      <style:paragraph-properties fo:margin-left="0.6cm" fo:margin-right="1cm" fo:margin-top="0cm" fo:margin-bottom="0.499cm" loext:contextual-spacing="false" fo:text-indent="0cm" style:auto-text-indent="false" fo:padding-left="0.24cm" fo:padding-right="0cm" fo:padding-top="0cm" fo:padding-bottom="0cm" fo:border-left="3.4pt solid #bbbbbb" fo:border-right="none" fo:border-top="none" fo:border-bottom="none"/>
    </style:style>
    <style:style style:name="Quotations.tc-big-quote" style:family="paragraph" style:parent-style-name="Quotations">
      <style:paragraph-properties fo:margin-left="1.198cm" fo:margin-right="1.198cm" fo:text-indent="0cm" style:auto-text-indent="false" fo:padding="0cm" fo:border="none"/>
      <style:text-properties style:font-name="Georgia" fo:font-family="Georgia, serif" style:font-name-asian="Georgia" style:font-family-asian="Georgia, serif" style:font-name-complex="Georgia" style:font-family-complex="Georgia, serif"/>
    </style:style>
    <style:style style:name="Titre_20_1.titre" style:display-name="Titre 1.titre" style:family="paragraph" style:parent-style-name="Heading_20_1">
      <style:paragraph-properties fo:margin-top="7.001cm" fo:margin-bottom="9.999cm" loext:contextual-spacing="false" fo:text-align="center" style:justify-single-word="false"/>
      <style:text-properties style:font-name="Liberation Sans2" fo:font-family="'Liberation Sans'" style:font-style-name="Gras" style:font-family-generic="swiss" style:font-pitch="variable" fo:font-size="20pt" fo:font-weight="bold"/>
    </style:style>
    <style:style style:name="Titre_20_5.todo" style:display-name="Titre 5.todo" style:family="paragraph" style:parent-style-name="Heading_20_5">
      <loext:graphic-properties draw:fill-color="#ff950e"/>
      <style:paragraph-properties fo:padding-left="0.3cm" fo:padding-right="0.3cm" fo:padding-top="0.101cm" fo:padding-bottom="0.101cm" fo:border="0.06pt solid #ff950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s_20_de_20_texte.com" style:display-name="Corps de texte.com" style:family="paragraph" style:parent-style-name="Text_20_body"/>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6633" style:font-name="Liberation Sans Narrow" fo:font-family="'Liberation Sans Narrow'" style:font-style-name="Normal" style:font-family-generic="swiss" style:font-pitch="variable" style:text-underline-style="solid" style:text-underline-width="auto" style:text-underline-color="font-color" fo:background-color="transparent"/>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dd1144" style:font-name="Liberation Mono" fo:font-family="'Liberation Mono', Monaco, Consolas, 'Lucida Console', 'DejaVu Sans Mono', monospace" fo:background-color="#f7f7f9" style:font-name-asian="Liberation Mono" style:font-family-asian="'Liberation Mono', Monaco, Consolas, 'Lucida Console', 'DejaVu Sans Mono', monospace" style:font-name-complex="Liberation Mono" style:font-family-complex="'Liberation Mono', Monaco, Consolas, 'Lucida Console', 'DejaVu Sans Mono',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Visited_20_Internet_20_Link" style:display-name="Visited Internet Link" style:family="text">
      <style:text-properties fo:color="#800000" fo:language="zxx" fo:country="none" style:text-underline-style="solid" style:text-underline-width="auto" style:text-underline-color="font-color" fo:background-color="transparent"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47cm" fo:text-indent="-0.499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494cm" fo:text-indent="-0.499cm" fo:margin-left="1.905cm"/>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3.741cm" fo:text-indent="-0.499cm" fo:margin-left="2.54cm"/>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4.988cm" fo:text-indent="-0.499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235cm" fo:text-indent="-0.499cm" fo:margin-left="3.81cm"/>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482cm" fo:text-indent="-0.499cm" fo:margin-left="4.445cm"/>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729cm" fo:text-indent="-0.499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9.977cm" fo:text-indent="-0.499cm" fo:margin-left="5.715cm"/>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224cm" fo:text-indent="-0.499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margin-left="1.905cm"/>
        </style:list-level-properties>
      </text:list-level-style-number>
      <text:list-level-style-number text:level="3" style:num-format="">
        <style:list-level-properties text:list-level-position-and-space-mode="label-alignment">
          <style:list-level-label-alignment text:label-followed-by="nothing"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440" officeooo:paragraph-rsid="001fa440"/>
    </style:style>
    <style:page-layout style:name="Mpm1">
      <style:page-layout-properties fo:page-width="21.001cm" fo:page-height="29.7cm" style:num-format="1" style:print-orientation="portrait" fo:margin-top="2cm" fo:margin-bottom="0.92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38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tab/>Porter à Connaissance<text:tab/><text:page-number text:select-page="current">1</text:page-number>/<text:page-count>13</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editing-cycles>1</meta:editing-cycles>
    <dc:title>Bidule — PLU - Eléments de porter à connaissance</dc:title>
    <meta:editing-duration>PT8M6S</meta:editing-duration>
    <meta:generator>LibreOffice/5.0.6.3.0$Windows_x86 LibreOffice_project/fe46e5b82646505d0acf84e14cef05527e401d3b</meta:generator>
    <dc:date>2017-09-13T17:21:08.797000000</dc:date>
    <dc:creator>Sylvain Comte</dc:creator>
    <meta:document-statistic meta:table-count="1" meta:image-count="0" meta:object-count="0" meta:page-count="13" meta:paragraph-count="176" meta:word-count="4308" meta:character-count="30258" meta:non-whitespace-character-count="26125"/>
    <meta:user-defined meta:name="format-detection">telephone=no</meta:user-defined>
    <meta:user-defined meta:name="tiddlywiki-version">5.1.14</meta:user-defined>
  </office:meta>
</office:document-meta>
</file>